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2181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59">
            <text:p>25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93">
            <text:p>39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65">
            <text:p>56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5650">
            <text:p>2565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30854">
            <text:p>3085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2812">
            <text:p>3281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01">
            <text:p>2021-04-0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9 - 0.95)">
            <text:p>(0.89 - 0.9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9">
            <text:p>0.8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34.25">
            <text:p>-34.2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218975768812736">
            <text:p>-0.0021897577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9234524636747">
            <text:p>0.9923452464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418">
            <text:p>16418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62.625">
            <text:p>-62.62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381441101230357">
            <text:p>-0.003814411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86678078930424">
            <text:p>0.986678078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534">
            <text:p>15534</text:p>
          </table:table-cell>
          <table:table-cell office:value-type="float" office:value="69.5">
            <text:p>69.5</text:p>
          </table:table-cell>
          <table:table-cell office:value-type="float" office:value="138.5">
            <text:p>138.5</text:p>
          </table:table-cell>
          <table:table-cell office:value-type="float" office:value="-46.25">
            <text:p>-46.25</text:p>
          </table:table-cell>
          <table:table-cell office:value-type="float" office:value="0.00846219408255205">
            <text:p>0.0084621941</text:p>
          </table:table-cell>
          <table:table-cell office:value-type="float" office:value="0.0123660714285714">
            <text:p>0.0123660714</text:p>
          </table:table-cell>
          <table:table-cell office:value-type="float" office:value="-0.00297734002832496">
            <text:p>-0.00297734</text:p>
          </table:table-cell>
          <table:table-cell office:value-type="float" office:value="1.02975803239717">
            <text:p>1.0297580324</text:p>
          </table:table-cell>
          <table:table-cell office:value-type="float" office:value="1.04358097265625">
            <text:p>1.0435809727</text:p>
          </table:table-cell>
          <table:table-cell office:value-type="float" office:value="0.989596684426005">
            <text:p>0.98959668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811">
            <text:p>811</text:p>
          </table:table-cell>
          <table:table-cell table:number-columns-repeated="2" office:value-type="float" office:value="359">
            <text:p>359</text:p>
          </table:table-cell>
          <table:table-cell office:value-type="float" office:value="8060">
            <text:p>8060</text:p>
          </table:table-cell>
          <table:table-cell office:value-type="float" office:value="10483">
            <text:p>10483</text:p>
          </table:table-cell>
          <table:table-cell office:value-type="float" office:value="14705">
            <text:p>14705</text:p>
          </table:table-cell>
          <table:table-cell office:value-type="float" office:value="100">
            <text:p>100</text:p>
          </table:table-cell>
          <table:table-cell office:value-type="float" office:value="127.375">
            <text:p>127.375</text:p>
          </table:table-cell>
          <table:table-cell office:value-type="float" office:value="217.125">
            <text:p>217.125</text:p>
          </table:table-cell>
          <table:table-cell office:value-type="float" office:value="0.0124069478908189">
            <text:p>0.0124069479</text:p>
          </table:table-cell>
          <table:table-cell office:value-type="float" office:value="0.012150624821139">
            <text:p>0.0121506248</text:p>
          </table:table-cell>
          <table:table-cell office:value-type="float" office:value="0.0147653859231554">
            <text:p>0.0147653859</text:p>
          </table:table-cell>
          <table:table-cell office:value-type="float" office:value="1.04372602503556">
            <text:p>1.043726025</text:p>
          </table:table-cell>
          <table:table-cell office:value-type="float" office:value="1.04281655673373">
            <text:p>1.042816556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730">
            <text:p>7730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225.75">
            <text:p>225.75</text:p>
          </table:table-cell>
          <table:table-cell office:value-type="float" office:value="248.25">
            <text:p>248.25</text:p>
          </table:table-cell>
          <table:table-cell office:value-type="float" office:value="-104.5">
            <text:p>-104.5</text:p>
          </table:table-cell>
          <table:table-cell office:value-type="float" office:value="0.0292043984476067">
            <text:p>0.0292043984</text:p>
          </table:table-cell>
          <table:table-cell office:value-type="float" office:value="0.0239808732612056">
            <text:p>0.0239808733</text:p>
          </table:table-cell>
          <table:table-cell office:value-type="float" office:value="-0.00685200970428169">
            <text:p>-0.0068520097</text:p>
          </table:table-cell>
          <table:table-cell office:value-type="float" office:value="1.10388707246845">
            <text:p>1.1038870725</text:p>
          </table:table-cell>
          <table:table-cell office:value-type="float" office:value="1.08506021768766">
            <text:p>1.0850602177</text:p>
          </table:table-cell>
          <table:table-cell office:value-type="float" office:value="0.97610998810751">
            <text:p>0.9761099881</text:p>
          </table:table-cell>
          <table:table-cell office:value-type="float" office:value="24.0792528609271">
            <text:p>24.0792528609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705">
            <text:p>7705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15">
            <text:p>15</text:p>
          </table:table-cell>
          <table:table-cell office:value-type="float" office:value="246">
            <text:p>246</text:p>
          </table:table-cell>
          <table:table-cell office:value-type="float" office:value="-67.5">
            <text:p>-67.5</text:p>
          </table:table-cell>
          <table:table-cell office:value-type="float" office:value="0.00194678780012979">
            <text:p>0.0019467878</text:p>
          </table:table-cell>
          <table:table-cell office:value-type="float" office:value="0.0235812883435583">
            <text:p>0.0235812883</text:p>
          </table:table-cell>
          <table:table-cell office:value-type="float" office:value="-0.00413172553100324">
            <text:p>-0.0041317255</text:p>
          </table:table-cell>
          <table:table-cell office:value-type="float" office:value="1.00682118566662">
            <text:p>1.0068211857</text:p>
          </table:table-cell>
          <table:table-cell office:value-type="float" office:value="1.08362442043594">
            <text:p>1.0836244204</text:p>
          </table:table-cell>
          <table:table-cell office:value-type="float" office:value="0.985572420106981">
            <text:p>0.9855724201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8092">
            <text:p>8092</text:p>
          </table:table-cell>
          <table:table-cell office:value-type="float" office:value="10468">
            <text:p>10468</text:p>
          </table:table-cell>
          <table:table-cell office:value-type="float" office:value="15674">
            <text:p>15674</text:p>
          </table:table-cell>
          <table:table-cell office:value-type="float" office:value="-82.875">
            <text:p>-82.875</text:p>
          </table:table-cell>
          <table:table-cell office:value-type="float" office:value="-94.875">
            <text:p>-94.875</text:p>
          </table:table-cell>
          <table:table-cell office:value-type="float" office:value="-9.625">
            <text:p>-9.625</text:p>
          </table:table-cell>
          <table:table-cell office:value-type="float" office:value="-0.0102415966386555">
            <text:p>-0.0102415966</text:p>
          </table:table-cell>
          <table:table-cell office:value-type="float" office:value="-0.00906333588077952">
            <text:p>-0.0090633359</text:p>
          </table:table-cell>
          <table:table-cell office:value-type="float" office:value="-0.000614074263110884">
            <text:p>-0.0006140743</text:p>
          </table:table-cell>
          <table:table-cell office:value-type="float" office:value="0.964359996756055">
            <text:p>0.9643599968</text:p>
          </table:table-cell>
          <table:table-cell office:value-type="float" office:value="0.968439326769556">
            <text:p>0.9684393268</text:p>
          </table:table-cell>
          <table:table-cell office:value-type="float" office:value="0.997851479170025">
            <text:p>0.99785147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8100">
            <text:p>8100</text:p>
          </table:table-cell>
          <table:table-cell office:value-type="float" office:value="10350">
            <text:p>10350</text:p>
          </table:table-cell>
          <table:table-cell office:value-type="float" office:value="15247">
            <text:p>15247</text:p>
          </table:table-cell>
          <table:table-cell office:value-type="float" office:value="108.5">
            <text:p>108.5</text:p>
          </table:table-cell>
          <table:table-cell office:value-type="float" office:value="66.75">
            <text:p>66.75</text:p>
          </table:table-cell>
          <table:table-cell office:value-type="float" office:value="59.125">
            <text:p>59.125</text:p>
          </table:table-cell>
          <table:table-cell office:value-type="float" office:value="0.0133950617283951">
            <text:p>0.0133950617</text:p>
          </table:table-cell>
          <table:table-cell office:value-type="float" office:value="0.00644927536231884">
            <text:p>0.0064492754</text:p>
          </table:table-cell>
          <table:table-cell office:value-type="float" office:value="0.00387781202859579">
            <text:p>0.003877812</text:p>
          </table:table-cell>
          <table:table-cell office:value-type="float" office:value="1.04723439429965">
            <text:p>1.0472343943</text:p>
          </table:table-cell>
          <table:table-cell office:value-type="float" office:value="1.02265398634741">
            <text:p>1.0226539863</text:p>
          </table:table-cell>
          <table:table-cell office:value-type="float" office:value="1.0136018154553">
            <text:p>1.01360181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730">
            <text:p>7730</text:p>
          </table:table-cell>
          <table:table-cell office:value-type="float" office:value="11362">
            <text:p>11362</text:p>
          </table:table-cell>
          <table:table-cell office:value-type="float" office:value="18083">
            <text:p>18083</text:p>
          </table:table-cell>
          <table:table-cell office:value-type="float" office:value="225.75">
            <text:p>225.75</text:p>
          </table:table-cell>
          <table:table-cell office:value-type="float" office:value="-55">
            <text:p>-55</text:p>
          </table:table-cell>
          <table:table-cell office:value-type="float" office:value="152.125">
            <text:p>152.125</text:p>
          </table:table-cell>
          <table:table-cell office:value-type="float" office:value="0.0292043984476067">
            <text:p>0.0292043984</text:p>
          </table:table-cell>
          <table:table-cell office:value-type="float" office:value="-0.00484069706037669">
            <text:p>-0.0048406971</text:p>
          </table:table-cell>
          <table:table-cell office:value-type="float" office:value="0.00841259746723442">
            <text:p>0.0084125975</text:p>
          </table:table-cell>
          <table:table-cell office:value-type="float" office:value="1.10388707246845">
            <text:p>1.1038870725</text:p>
          </table:table-cell>
          <table:table-cell office:value-type="float" office:value="0.983103487690821">
            <text:p>0.9831034877</text:p>
          </table:table-cell>
          <table:table-cell office:value-type="float" office:value="1.02958280385577">
            <text:p>1.0295828039</text:p>
          </table:table-cell>
          <table:table-cell office:value-type="float" office:value="24.0792528609271">
            <text:p>24.07925286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7838">
            <text:p>7838</text:p>
          </table:table-cell>
          <table:table-cell office:value-type="float" office:value="12054">
            <text:p>12054</text:p>
          </table:table-cell>
          <table:table-cell office:value-type="float" office:value="16436">
            <text:p>16436</text:p>
          </table:table-cell>
          <table:table-cell office:value-type="float" office:value="-46.5">
            <text:p>-46.5</text:p>
          </table:table-cell>
          <table:table-cell office:value-type="float" office:value="-68">
            <text:p>-68</text:p>
          </table:table-cell>
          <table:table-cell office:value-type="float" office:value="231.625">
            <text:p>231.625</text:p>
          </table:table-cell>
          <table:table-cell office:value-type="float" office:value="-0.00593263587649911">
            <text:p>-0.0059326359</text:p>
          </table:table-cell>
          <table:table-cell office:value-type="float" office:value="-0.00564128090260494">
            <text:p>-0.0056412809</text:p>
          </table:table-cell>
          <table:table-cell office:value-type="float" office:value="0.0140925407641762">
            <text:p>0.0140925408</text:p>
          </table:table-cell>
          <table:table-cell office:value-type="float" office:value="0.979304758922402">
            <text:p>0.9793047589</text:p>
          </table:table-cell>
          <table:table-cell office:value-type="float" office:value="0.980317891979318">
            <text:p>0.980317892</text:p>
          </table:table-cell>
          <table:table-cell office:value-type="float" office:value="1.04971314809679">
            <text:p>1.04971314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072">
            <text:p>8072</text:p>
          </table:table-cell>
          <table:table-cell office:value-type="float" office:value="10790">
            <text:p>10790</text:p>
          </table:table-cell>
          <table:table-cell office:value-type="float" office:value="15442">
            <text:p>15442</text:p>
          </table:table-cell>
          <table:table-cell office:value-type="float" office:value="-24">
            <text:p>-24</text:p>
          </table:table-cell>
          <table:table-cell office:value-type="float" office:value="427.75">
            <text:p>427.75</text:p>
          </table:table-cell>
          <table:table-cell office:value-type="float" office:value="-73">
            <text:p>-73</text:p>
          </table:table-cell>
          <table:table-cell office:value-type="float" office:value="-0.00297324083250743">
            <text:p>-0.0029732408</text:p>
          </table:table-cell>
          <table:table-cell office:value-type="float" office:value="0.039643188137164">
            <text:p>0.0396431881</text:p>
          </table:table-cell>
          <table:table-cell office:value-type="float" office:value="-0.00472736692138324">
            <text:p>-0.0047273669</text:p>
          </table:table-cell>
          <table:table-cell office:value-type="float" office:value="0.989610983801878">
            <text:p>0.9896109838</text:p>
          </table:table-cell>
          <table:table-cell office:value-type="float" office:value="1.1418314599168">
            <text:p>1.1418314599</text:p>
          </table:table-cell>
          <table:table-cell office:value-type="float" office:value="0.983498017851257">
            <text:p>0.9834980179</text:p>
          </table:table-cell>
          <table:table-cell office:value-type="float" office:value="0">
            <text:p>0</text:p>
          </table:table-cell>
          <table:table-cell office:value-type="float" office:value="17.8289757480121">
            <text:p>17.8289757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8002">
            <text:p>8002</text:p>
          </table:table-cell>
          <table:table-cell office:value-type="float" office:value="10960">
            <text:p>10960</text:p>
          </table:table-cell>
          <table:table-cell office:value-type="float" office:value="15565">
            <text:p>15565</text:p>
          </table:table-cell>
          <table:table-cell office:value-type="float" office:value="141.5">
            <text:p>141.5</text:p>
          </table:table-cell>
          <table:table-cell office:value-type="float" office:value="140">
            <text:p>140</text:p>
          </table:table-cell>
          <table:table-cell office:value-type="float" office:value="122.875">
            <text:p>122.875</text:p>
          </table:table-cell>
          <table:table-cell office:value-type="float" office:value="0.0176830792301925">
            <text:p>0.0176830792</text:p>
          </table:table-cell>
          <table:table-cell office:value-type="float" office:value="0.0127737226277372">
            <text:p>0.0127737226</text:p>
          </table:table-cell>
          <table:table-cell office:value-type="float" office:value="0.00789431416639897">
            <text:p>0.0078943142</text:p>
          </table:table-cell>
          <table:table-cell office:value-type="float" office:value="1.06250365223615">
            <text:p>1.0625036522</text:p>
          </table:table-cell>
          <table:table-cell office:value-type="float" office:value="1.04502783845703">
            <text:p>1.0450278385</text:p>
          </table:table-cell>
          <table:table-cell office:value-type="float" office:value="1.02775224716687">
            <text:p>1.02775224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7768">
            <text:p>7768</text:p>
          </table:table-cell>
          <table:table-cell office:value-type="float" office:value="10930">
            <text:p>10930</text:p>
          </table:table-cell>
          <table:table-cell office:value-type="float" office:value="18083">
            <text:p>18083</text:p>
          </table:table-cell>
          <table:table-cell office:value-type="float" office:value="141.5">
            <text:p>141.5</text:p>
          </table:table-cell>
          <table:table-cell office:value-type="float" office:value="206.375">
            <text:p>206.375</text:p>
          </table:table-cell>
          <table:table-cell office:value-type="float" office:value="152.125">
            <text:p>152.125</text:p>
          </table:table-cell>
          <table:table-cell office:value-type="float" office:value="0.0182157569515963">
            <text:p>0.018215757</text:p>
          </table:table-cell>
          <table:table-cell office:value-type="float" office:value="0.0188815187557182">
            <text:p>0.0188815188</text:p>
          </table:table-cell>
          <table:table-cell office:value-type="float" office:value="0.00841259746723442">
            <text:p>0.0084125975</text:p>
          </table:table-cell>
          <table:table-cell office:value-type="float" office:value="1.06440550438117">
            <text:p>1.0644055044</text:p>
          </table:table-cell>
          <table:table-cell office:value-type="float" office:value="1.06678407867604">
            <text:p>1.0667840787</text:p>
          </table:table-cell>
          <table:table-cell office:value-type="float" office:value="1.02958280385577">
            <text:p>1.02958280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3">
            <text:p>433</text:p>
          </table:table-cell>
          <table:table-cell office:value-type="float" office:value="293">
            <text:p>293</text:p>
          </table:table-cell>
          <table:table-cell office:value-type="float" office:value="7832">
            <text:p>7832</text:p>
          </table:table-cell>
          <table:table-cell office:value-type="float" office:value="11235">
            <text:p>11235</text:p>
          </table:table-cell>
          <table:table-cell office:value-type="float" office:value="16268">
            <text:p>16268</text:p>
          </table:table-cell>
          <table:table-cell office:value-type="float" office:value="-4.125">
            <text:p>-4.125</text:p>
          </table:table-cell>
          <table:table-cell office:value-type="float" office:value="214.5">
            <text:p>214.5</text:p>
          </table:table-cell>
          <table:table-cell office:value-type="float" office:value="257.125">
            <text:p>257.125</text:p>
          </table:table-cell>
          <table:table-cell office:value-type="float" office:value="-0.000526685393258427">
            <text:p>-0.0005266854</text:p>
          </table:table-cell>
          <table:table-cell office:value-type="float" office:value="0.0190921228304406">
            <text:p>0.0190921228</text:p>
          </table:table-cell>
          <table:table-cell office:value-type="float" office:value="0.0158055692156381">
            <text:p>0.0158055692</text:p>
          </table:table-cell>
          <table:table-cell office:value-type="float" office:value="0.998157144822702">
            <text:p>0.9981571448</text:p>
          </table:table-cell>
          <table:table-cell office:value-type="float" office:value="1.06753686784872">
            <text:p>1.0675368678</text:p>
          </table:table-cell>
          <table:table-cell office:value-type="float" office:value="1.05580913165046">
            <text:p>1.05580913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44">
            <text:p>244</text:p>
          </table:table-cell>
          <table:table-cell office:value-type="float" office:value="8040">
            <text:p>8040</text:p>
          </table:table-cell>
          <table:table-cell office:value-type="float" office:value="10944">
            <text:p>10944</text:p>
          </table:table-cell>
          <table:table-cell office:value-type="float" office:value="18195">
            <text:p>18195</text:p>
          </table:table-cell>
          <table:table-cell office:value-type="float" office:value="-43.375">
            <text:p>-43.375</text:p>
          </table:table-cell>
          <table:table-cell office:value-type="float" office:value="334.875">
            <text:p>334.875</text:p>
          </table:table-cell>
          <table:table-cell office:value-type="float" office:value="577.375">
            <text:p>577.375</text:p>
          </table:table-cell>
          <table:table-cell office:value-type="float" office:value="-0.00539490049751244">
            <text:p>-0.0053949005</text:p>
          </table:table-cell>
          <table:table-cell office:value-type="float" office:value="0.0305989583333333">
            <text:p>0.0305989583</text:p>
          </table:table-cell>
          <table:table-cell office:value-type="float" office:value="0.0317326188513328">
            <text:p>0.0317326189</text:p>
          </table:table-cell>
          <table:table-cell office:value-type="float" office:value="0.981174893963408">
            <text:p>0.981174894</text:p>
          </table:table-cell>
          <table:table-cell office:value-type="float" office:value="1.10893149481879">
            <text:p>1.1089314948</text:p>
          </table:table-cell>
          <table:table-cell office:value-type="float" office:value="1.11303780581403">
            <text:p>1.1130378058</text:p>
          </table:table-cell>
          <table:table-cell office:value-type="float" office:value="0">
            <text:p>0</text:p>
          </table:table-cell>
          <table:table-cell office:value-type="float" office:value="22.9974724267198">
            <text:p>22.9974724267</text:p>
          </table:table-cell>
          <table:table-cell office:value-type="float" office:value="22.188134297323">
            <text:p>22.188134297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30">
            <text:p>8630</text:p>
          </table:table-cell>
          <table:table-cell office:value-type="float" office:value="12172">
            <text:p>12172</text:p>
          </table:table-cell>
          <table:table-cell office:value-type="float" office:value="20950">
            <text:p>20950</text:p>
          </table:table-cell>
          <table:table-cell office:value-type="float" office:value="350.75">
            <text:p>350.75</text:p>
          </table:table-cell>
          <table:table-cell office:value-type="float" office:value="385.625">
            <text:p>385.625</text:p>
          </table:table-cell>
          <table:table-cell office:value-type="float" office:value="611">
            <text:p>611</text:p>
          </table:table-cell>
          <table:table-cell office:value-type="float" office:value="0.0406431054461182">
            <text:p>0.0406431054</text:p>
          </table:table-cell>
          <table:table-cell office:value-type="float" office:value="0.0316813177785081">
            <text:p>0.0316813178</text:p>
          </table:table-cell>
          <table:table-cell office:value-type="float" office:value="0.0291646778042959">
            <text:p>0.0291646778</text:p>
          </table:table-cell>
          <table:table-cell office:value-type="float" office:value="1.14548851862121">
            <text:p>1.1454885186</text:p>
          </table:table-cell>
          <table:table-cell office:value-type="float" office:value="1.1128518757813">
            <text:p>1.1128518758</text:p>
          </table:table-cell>
          <table:table-cell office:value-type="float" office:value="1.10374350604064">
            <text:p>1.103743506</text:p>
          </table:table-cell>
          <table:table-cell office:value-type="float" office:value="17.3987561962863">
            <text:p>17.3987561963</text:p>
          </table:table-cell>
          <table:table-cell office:value-type="float" office:value="22.2235077961281">
            <text:p>22.2235077961</text:p>
          </table:table-cell>
          <table:table-cell office:value-type="float" office:value="24.111579922893">
            <text:p>24.111579922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267">
            <text:p>267</text:p>
          </table:table-cell>
          <table:table-cell office:value-type="float" office:value="8522">
            <text:p>8522</text:p>
          </table:table-cell>
          <table:table-cell office:value-type="float" office:value="13024">
            <text:p>13024</text:p>
          </table:table-cell>
          <table:table-cell office:value-type="float" office:value="19245">
            <text:p>19245</text:p>
          </table:table-cell>
          <table:table-cell office:value-type="float" office:value="90.75">
            <text:p>90.75</text:p>
          </table:table-cell>
          <table:table-cell office:value-type="float" office:value="59.25">
            <text:p>59.25</text:p>
          </table:table-cell>
          <table:table-cell office:value-type="float" office:value="957.875">
            <text:p>957.875</text:p>
          </table:table-cell>
          <table:table-cell office:value-type="float" office:value="0.0106489087068763">
            <text:p>0.0106489087</text:p>
          </table:table-cell>
          <table:table-cell office:value-type="float" office:value="0.00454929361179361">
            <text:p>0.0045492936</text:p>
          </table:table-cell>
          <table:table-cell office:value-type="float" office:value="0.0497726682255131">
            <text:p>0.0497726682</text:p>
          </table:table-cell>
          <table:table-cell office:value-type="float" office:value="1.0374934430171">
            <text:p>1.037493443</text:p>
          </table:table-cell>
          <table:table-cell office:value-type="float" office:value="1.01596309194312">
            <text:p>1.0159630919</text:p>
          </table:table-cell>
          <table:table-cell office:value-type="float" office:value="1.17905988305378">
            <text:p>1.1790598831</text:p>
          </table:table-cell>
          <table:table-cell table:number-columns-repeated="2" office:value-type="float" office:value="0">
            <text:p>0</text:p>
          </table:table-cell>
          <table:table-cell office:value-type="float" office:value="14.2700292222806">
            <text:p>14.270029222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805">
            <text:p>8805</text:p>
          </table:table-cell>
          <table:table-cell office:value-type="float" office:value="12120">
            <text:p>12120</text:p>
          </table:table-cell>
          <table:table-cell office:value-type="float" office:value="18885">
            <text:p>18885</text:p>
          </table:table-cell>
          <table:table-cell office:value-type="float" office:value="172.625">
            <text:p>172.625</text:p>
          </table:table-cell>
          <table:table-cell office:value-type="float" office:value="180.75">
            <text:p>180.75</text:p>
          </table:table-cell>
          <table:table-cell office:value-type="float" office:value="993.375">
            <text:p>993.375</text:p>
          </table:table-cell>
          <table:table-cell office:value-type="float" office:value="0.0196053378762067">
            <text:p>0.0196053379</text:p>
          </table:table-cell>
          <table:table-cell office:value-type="float" office:value="0.0149133663366337">
            <text:p>0.0149133663</text:p>
          </table:table-cell>
          <table:table-cell office:value-type="float" office:value="0.0526012708498809">
            <text:p>0.0526012708</text:p>
          </table:table-cell>
          <table:table-cell office:value-type="float" office:value="1.06937204634227">
            <text:p>1.0693720463</text:p>
          </table:table-cell>
          <table:table-cell office:value-type="float" office:value="1.05263270282938">
            <text:p>1.0526327028</text:p>
          </table:table-cell>
          <table:table-cell office:value-type="float" office:value="1.18952755961683">
            <text:p>1.1895275596</text:p>
          </table:table-cell>
          <table:table-cell table:number-columns-repeated="2" office:value-type="float" office:value="0">
            <text:p>0</text:p>
          </table:table-cell>
          <table:table-cell office:value-type="float" office:value="13.5209972446311">
            <text:p>13.520997244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431">
            <text:p>431</text:p>
          </table:table-cell>
          <table:table-cell office:value-type="float" office:value="8720">
            <text:p>8720</text:p>
          </table:table-cell>
          <table:table-cell office:value-type="float" office:value="13580">
            <text:p>13580</text:p>
          </table:table-cell>
          <table:table-cell office:value-type="float" office:value="19598">
            <text:p>19598</text:p>
          </table:table-cell>
          <table:table-cell office:value-type="float" office:value="196">
            <text:p>196</text:p>
          </table:table-cell>
          <table:table-cell office:value-type="float" office:value="381.375">
            <text:p>381.375</text:p>
          </table:table-cell>
          <table:table-cell office:value-type="float" office:value="1110.125">
            <text:p>1110.125</text:p>
          </table:table-cell>
          <table:table-cell office:value-type="float" office:value="0.0224770642201835">
            <text:p>0.0224770642</text:p>
          </table:table-cell>
          <table:table-cell office:value-type="float" office:value="0.0280835787923417">
            <text:p>0.0280835788</text:p>
          </table:table-cell>
          <table:table-cell office:value-type="float" office:value="0.0566448106949689">
            <text:p>0.0566448107</text:p>
          </table:table-cell>
          <table:table-cell office:value-type="float" office:value="1.07965995286592">
            <text:p>1.0796599529</text:p>
          </table:table-cell>
          <table:table-cell office:value-type="float" office:value="1.09983835307286">
            <text:p>1.0998383531</text:p>
          </table:table-cell>
          <table:table-cell office:value-type="float" office:value="1.20454576120658">
            <text:p>1.2045457612</text:p>
          </table:table-cell>
          <table:table-cell office:value-type="float" office:value="31.1832662554705">
            <text:p>31.1832662555</text:p>
          </table:table-cell>
          <table:table-cell office:value-type="float" office:value="25.0265567880033">
            <text:p>25.026556788</text:p>
          </table:table-cell>
          <table:table-cell office:value-type="float" office:value="12.5801198273619">
            <text:p>12.580119827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8602">
            <text:p>8602</text:p>
          </table:table-cell>
          <table:table-cell office:value-type="float" office:value="14469">
            <text:p>14469</text:p>
          </table:table-cell>
          <table:table-cell office:value-type="float" office:value="20113">
            <text:p>20113</text:p>
          </table:table-cell>
          <table:table-cell office:value-type="float" office:value="339.25">
            <text:p>339.25</text:p>
          </table:table-cell>
          <table:table-cell office:value-type="float" office:value="584.875">
            <text:p>584.875</text:p>
          </table:table-cell>
          <table:table-cell office:value-type="float" office:value="596.125">
            <text:p>596.125</text:p>
          </table:table-cell>
          <table:table-cell office:value-type="float" office:value="0.0394385026737968">
            <text:p>0.0394385027</text:p>
          </table:table-cell>
          <table:table-cell office:value-type="float" office:value="0.0404226276867786">
            <text:p>0.0404226277</text:p>
          </table:table-cell>
          <table:table-cell office:value-type="float" office:value="0.0296387908318003">
            <text:p>0.0296387908</text:p>
          </table:table-cell>
          <table:table-cell office:value-type="float" office:value="1.14108333452486">
            <text:p>1.1410833345</text:p>
          </table:table-cell>
          <table:table-cell office:value-type="float" office:value="1.14468181500877">
            <text:p>1.144681815</text:p>
          </table:table-cell>
          <table:table-cell office:value-type="float" office:value="1.10545754543836">
            <text:p>1.1054575454</text:p>
          </table:table-cell>
          <table:table-cell office:value-type="float" office:value="17.9197322803558">
            <text:p>17.9197322804</text:p>
          </table:table-cell>
          <table:table-cell office:value-type="float" office:value="17.4917889671974">
            <text:p>17.4917889672</text:p>
          </table:table-cell>
          <table:table-cell office:value-type="float" office:value="23.731372953756">
            <text:p>23.7313729538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12">
            <text:p>612</text:p>
          </table:table-cell>
          <table:table-cell office:value-type="float" office:value="8627">
            <text:p>8627</text:p>
          </table:table-cell>
          <table:table-cell office:value-type="float" office:value="14458">
            <text:p>14458</text:p>
          </table:table-cell>
          <table:table-cell office:value-type="float" office:value="21867">
            <text:p>21867</text:p>
          </table:table-cell>
          <table:table-cell office:value-type="float" office:value="48.75">
            <text:p>48.75</text:p>
          </table:table-cell>
          <table:table-cell office:value-type="float" office:value="199.875">
            <text:p>199.875</text:p>
          </table:table-cell>
          <table:table-cell office:value-type="float" office:value="854.125">
            <text:p>854.125</text:p>
          </table:table-cell>
          <table:table-cell office:value-type="float" office:value="0.00565086356786832">
            <text:p>0.0056508636</text:p>
          </table:table-cell>
          <table:table-cell office:value-type="float" office:value="0.0138245262138608">
            <text:p>0.0138245262</text:p>
          </table:table-cell>
          <table:table-cell office:value-type="float" office:value="0.0390599990853798">
            <text:p>0.0390599991</text:p>
          </table:table-cell>
          <table:table-cell office:value-type="float" office:value="1.0198406097153">
            <text:p>1.0198406097</text:p>
          </table:table-cell>
          <table:table-cell office:value-type="float" office:value="1.04876043209759">
            <text:p>1.0487604321</text:p>
          </table:table-cell>
          <table:table-cell office:value-type="float" office:value="1.13970033651479">
            <text:p>1.1397003365</text:p>
          </table:table-cell>
          <table:table-cell table:number-columns-repeated="2" office:value-type="float" office:value="0">
            <text:p>0</text:p>
          </table:table-cell>
          <table:table-cell office:value-type="float" office:value="18.0900643619573">
            <text:p>18.09006436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595">
            <text:p>8595</text:p>
          </table:table-cell>
          <table:table-cell office:value-type="float" office:value="14506">
            <text:p>14506</text:p>
          </table:table-cell>
          <table:table-cell office:value-type="float" office:value="24790">
            <text:p>24790</text:p>
          </table:table-cell>
          <table:table-cell office:value-type="float" office:value="75.625">
            <text:p>75.625</text:p>
          </table:table-cell>
          <table:table-cell office:value-type="float" office:value="136.625">
            <text:p>136.625</text:p>
          </table:table-cell>
          <table:table-cell office:value-type="float" office:value="745.125">
            <text:p>745.125</text:p>
          </table:table-cell>
          <table:table-cell office:value-type="float" office:value="0.00879872018615474">
            <text:p>0.0087987202</text:p>
          </table:table-cell>
          <table:table-cell office:value-type="float" office:value="0.00941851647594099">
            <text:p>0.0094185165</text:p>
          </table:table-cell>
          <table:table-cell office:value-type="float" office:value="0.0300574828559903">
            <text:p>0.0300574829</text:p>
          </table:table-cell>
          <table:table-cell office:value-type="float" office:value="1.03094725890629">
            <text:p>1.0309472589</text:p>
          </table:table-cell>
          <table:table-cell office:value-type="float" office:value="1.0331386762329">
            <text:p>1.0331386762</text:p>
          </table:table-cell>
          <table:table-cell office:value-type="float" office:value="1.10697195645622">
            <text:p>1.1069719565</text:p>
          </table:table-cell>
          <table:table-cell table:number-columns-repeated="2" office:value-type="float" office:value="0">
            <text:p>0</text:p>
          </table:table-cell>
          <table:table-cell office:value-type="float" office:value="23.4055824931319">
            <text:p>23.405582493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9910">
            <text:p>9910</text:p>
          </table:table-cell>
          <table:table-cell office:value-type="float" office:value="15859">
            <text:p>15859</text:p>
          </table:table-cell>
          <table:table-cell office:value-type="float" office:value="26835">
            <text:p>26835</text:p>
          </table:table-cell>
          <table:table-cell office:value-type="float" office:value="250">
            <text:p>250</text:p>
          </table:table-cell>
          <table:table-cell office:value-type="float" office:value="608.5">
            <text:p>608.5</text:p>
          </table:table-cell>
          <table:table-cell office:value-type="float" office:value="830.25">
            <text:p>830.25</text:p>
          </table:table-cell>
          <table:table-cell office:value-type="float" office:value="0.0252270433905146">
            <text:p>0.0252270434</text:p>
          </table:table-cell>
          <table:table-cell office:value-type="float" office:value="0.0383693801626837">
            <text:p>0.0383693802</text:p>
          </table:table-cell>
          <table:table-cell office:value-type="float" office:value="0.0309390721073225">
            <text:p>0.0309390721</text:p>
          </table:table-cell>
          <table:table-cell office:value-type="float" office:value="1.08954200315453">
            <text:p>1.0895420032</text:p>
          </table:table-cell>
          <table:table-cell office:value-type="float" office:value="1.13717836086417">
            <text:p>1.1371783609</text:p>
          </table:table-cell>
          <table:table-cell office:value-type="float" office:value="1.11016291569404">
            <text:p>1.1101629157</text:p>
          </table:table-cell>
          <table:table-cell office:value-type="float" office:value="27.8214887480738">
            <text:p>27.8214887481</text:p>
          </table:table-cell>
          <table:table-cell office:value-type="float" office:value="18.4095115973979">
            <text:p>18.4095115974</text:p>
          </table:table-cell>
          <table:table-cell office:value-type="float" office:value="22.7484324934108">
            <text:p>22.748432493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1">
            <text:p>281</text:p>
          </table:table-cell>
          <table:table-cell office:value-type="float" office:value="11180">
            <text:p>11180</text:p>
          </table:table-cell>
          <table:table-cell office:value-type="float" office:value="15678">
            <text:p>15678</text:p>
          </table:table-cell>
          <table:table-cell office:value-type="float" office:value="26537">
            <text:p>26537</text:p>
          </table:table-cell>
          <table:table-cell office:value-type="float" office:value="300.5">
            <text:p>300.5</text:p>
          </table:table-cell>
          <table:table-cell office:value-type="float" office:value="577.5">
            <text:p>577.5</text:p>
          </table:table-cell>
          <table:table-cell office:value-type="float" office:value="1268.125">
            <text:p>1268.125</text:p>
          </table:table-cell>
          <table:table-cell office:value-type="float" office:value="0.0268783542039356">
            <text:p>0.0268783542</text:p>
          </table:table-cell>
          <table:table-cell office:value-type="float" office:value="0.0368350554917719">
            <text:p>0.0368350555</text:p>
          </table:table-cell>
          <table:table-cell office:value-type="float" office:value="0.0477870520405472">
            <text:p>0.047787052</text:p>
          </table:table-cell>
          <table:table-cell office:value-type="float" office:value="1.09549023372621">
            <text:p>1.0954902337</text:p>
          </table:table-cell>
          <table:table-cell office:value-type="float" office:value="1.13158206399484">
            <text:p>1.131582064</text:p>
          </table:table-cell>
          <table:table-cell office:value-type="float" office:value="1.17173054273366">
            <text:p>1.1717305427</text:p>
          </table:table-cell>
          <table:table-cell office:value-type="float" office:value="26.1333459736774">
            <text:p>26.1333459737</text:p>
          </table:table-cell>
          <table:table-cell office:value-type="float" office:value="19.1620798751618">
            <text:p>19.1620798752</text:p>
          </table:table-cell>
          <table:table-cell office:value-type="float" office:value="14.8487934252109">
            <text:p>14.848793425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680">
            <text:p>10680</text:p>
          </table:table-cell>
          <table:table-cell office:value-type="float" office:value="16252">
            <text:p>16252</text:p>
          </table:table-cell>
          <table:table-cell office:value-type="float" office:value="26043">
            <text:p>26043</text:p>
          </table:table-cell>
          <table:table-cell office:value-type="float" office:value="359">
            <text:p>359</text:p>
          </table:table-cell>
          <table:table-cell office:value-type="float" office:value="566.25">
            <text:p>566.25</text:p>
          </table:table-cell>
          <table:table-cell office:value-type="float" office:value="841.875">
            <text:p>841.875</text:p>
          </table:table-cell>
          <table:table-cell office:value-type="float" office:value="0.0336142322097378">
            <text:p>0.0336142322</text:p>
          </table:table-cell>
          <table:table-cell office:value-type="float" office:value="0.0348418656165395">
            <text:p>0.0348418656</text:p>
          </table:table-cell>
          <table:table-cell office:value-type="float" office:value="0.0323263448911416">
            <text:p>0.0323263449</text:p>
          </table:table-cell>
          <table:table-cell office:value-type="float" office:value="1.1198644492839">
            <text:p>1.1198644493</text:p>
          </table:table-cell>
          <table:table-cell office:value-type="float" office:value="1.12432588263318">
            <text:p>1.1243258826</text:p>
          </table:table-cell>
          <table:table-cell office:value-type="float" office:value="1.11519039256408">
            <text:p>1.1151903926</text:p>
          </table:table-cell>
          <table:table-cell office:value-type="float" office:value="20.9653098394459">
            <text:p>20.9653098394</text:p>
          </table:table-cell>
          <table:table-cell office:value-type="float" office:value="20.2386844957973">
            <text:p>20.2386844958</text:p>
          </table:table-cell>
          <table:table-cell office:value-type="float" office:value="21.7869120466312">
            <text:p>21.786912046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8">
            <text:p>308</text:p>
          </table:table-cell>
          <table:table-cell office:value-type="float" office:value="10373">
            <text:p>10373</text:p>
          </table:table-cell>
          <table:table-cell office:value-type="float" office:value="17449">
            <text:p>17449</text:p>
          </table:table-cell>
          <table:table-cell office:value-type="float" office:value="26063">
            <text:p>26063</text:p>
          </table:table-cell>
          <table:table-cell office:value-type="float" office:value="589.375">
            <text:p>589.375</text:p>
          </table:table-cell>
          <table:table-cell office:value-type="float" office:value="989.375">
            <text:p>989.375</text:p>
          </table:table-cell>
          <table:table-cell office:value-type="float" office:value="569.875">
            <text:p>569.875</text:p>
          </table:table-cell>
          <table:table-cell office:value-type="float" office:value="0.0568181818181818">
            <text:p>0.0568181818</text:p>
          </table:table-cell>
          <table:table-cell office:value-type="float" office:value="0.056700957074904">
            <text:p>0.0567009571</text:p>
          </table:table-cell>
          <table:table-cell office:value-type="float" office:value="0.0218652879561064">
            <text:p>0.021865288</text:p>
          </table:table-cell>
          <table:table-cell office:value-type="float" office:value="1.20519111570248">
            <text:p>1.2051911157</text:p>
          </table:table-cell>
          <table:table-cell office:value-type="float" office:value="1.20475474688726">
            <text:p>1.2047547469</text:p>
          </table:table-cell>
          <table:table-cell office:value-type="float" office:value="1.07746556584848">
            <text:p>1.0774655658</text:p>
          </table:table-cell>
          <table:table-cell office:value-type="float" office:value="12.5427720331062">
            <text:p>12.5427720331</text:p>
          </table:table-cell>
          <table:table-cell office:value-type="float" office:value="12.5679997141529">
            <text:p>12.5679997142</text:p>
          </table:table-cell>
          <table:table-cell office:value-type="float" office:value="32.0461269708471">
            <text:p>32.046126970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307">
            <text:p>307</text:p>
          </table:table-cell>
          <table:table-cell office:value-type="float" office:value="10522">
            <text:p>10522</text:p>
          </table:table-cell>
          <table:table-cell office:value-type="float" office:value="18022">
            <text:p>18022</text:p>
          </table:table-cell>
          <table:table-cell office:value-type="float" office:value="27496">
            <text:p>27496</text:p>
          </table:table-cell>
          <table:table-cell office:value-type="float" office:value="531.75">
            <text:p>531.75</text:p>
          </table:table-cell>
          <table:table-cell office:value-type="float" office:value="988.125">
            <text:p>988.125</text:p>
          </table:table-cell>
          <table:table-cell office:value-type="float" office:value="516.875">
            <text:p>516.875</text:p>
          </table:table-cell>
          <table:table-cell office:value-type="float" office:value="0.0505369701577647">
            <text:p>0.0505369702</text:p>
          </table:table-cell>
          <table:table-cell office:value-type="float" office:value="0.0548288203307069">
            <text:p>0.0548288203</text:p>
          </table:table-cell>
          <table:table-cell office:value-type="float" office:value="0.0187981888274658">
            <text:p>0.0187981888</text:p>
          </table:table-cell>
          <table:table-cell office:value-type="float" office:value="1.18188520684352">
            <text:p>1.1818852068</text:p>
          </table:table-cell>
          <table:table-cell office:value-type="float" office:value="1.19779302225363">
            <text:p>1.1977930223</text:p>
          </table:table-cell>
          <table:table-cell office:value-type="float" office:value="1.06648626982639">
            <text:p>1.0664862698</text:p>
          </table:table-cell>
          <table:table-cell office:value-type="float" office:value="14.0593717049903">
            <text:p>14.059371705</text:p>
          </table:table-cell>
          <table:table-cell office:value-type="float" office:value="12.9855129790309">
            <text:p>12.9855129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6">
            <text:p>306</text:p>
          </table:table-cell>
          <table:table-cell office:value-type="float" office:value="10762">
            <text:p>10762</text:p>
          </table:table-cell>
          <table:table-cell office:value-type="float" office:value="18582">
            <text:p>18582</text:p>
          </table:table-cell>
          <table:table-cell office:value-type="float" office:value="29246">
            <text:p>29246</text:p>
          </table:table-cell>
          <table:table-cell office:value-type="float" office:value="374.375">
            <text:p>374.375</text:p>
          </table:table-cell>
          <table:table-cell office:value-type="float" office:value="487">
            <text:p>487</text:p>
          </table:table-cell>
          <table:table-cell office:value-type="float" office:value="262">
            <text:p>262</text:p>
          </table:table-cell>
          <table:table-cell office:value-type="float" office:value="0.0347867496747816">
            <text:p>0.0347867497</text:p>
          </table:table-cell>
          <table:table-cell office:value-type="float" office:value="0.026208158432892">
            <text:p>0.0262081584</text:p>
          </table:table-cell>
          <table:table-cell office:value-type="float" office:value="0.00895849004992136">
            <text:p>0.00895849</text:p>
          </table:table-cell>
          <table:table-cell office:value-type="float" office:value="1.12412545504949">
            <text:p>1.124125455</text:p>
          </table:table-cell>
          <table:table-cell office:value-type="float" office:value="1.09307481494927">
            <text:p>1.0930748149</text:p>
          </table:table-cell>
          <table:table-cell office:value-type="float" office:value="1.03151201408091">
            <text:p>1.0315120141</text:p>
          </table:table-cell>
          <table:table-cell office:value-type="float" office:value="20.2702076615023">
            <text:p>20.2702076615</text:p>
          </table:table-cell>
          <table:table-cell office:value-type="float" office:value="26.7928429357881">
            <text:p>26.79284293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742">
            <text:p>11742</text:p>
          </table:table-cell>
          <table:table-cell office:value-type="float" office:value="18116">
            <text:p>18116</text:p>
          </table:table-cell>
          <table:table-cell office:value-type="float" office:value="29172">
            <text:p>29172</text:p>
          </table:table-cell>
          <table:table-cell office:value-type="float" office:value="392">
            <text:p>392</text:p>
          </table:table-cell>
          <table:table-cell office:value-type="float" office:value="579.75">
            <text:p>579.75</text:p>
          </table:table-cell>
          <table:table-cell office:value-type="float" office:value="382.5">
            <text:p>382.5</text:p>
          </table:table-cell>
          <table:table-cell office:value-type="float" office:value="0.0333844319536706">
            <text:p>0.033384432</text:p>
          </table:table-cell>
          <table:table-cell office:value-type="float" office:value="0.0320020975932877">
            <text:p>0.0320020976</text:p>
          </table:table-cell>
          <table:table-cell office:value-type="float" office:value="0.0131118881118881">
            <text:p>0.0131118881</text:p>
          </table:table-cell>
          <table:table-cell office:value-type="float" office:value="1.11902997161971">
            <text:p>1.1190299716</text:p>
          </table:table-cell>
          <table:table-cell office:value-type="float" office:value="1.11401464470723">
            <text:p>1.1140146447</text:p>
          </table:table-cell>
          <table:table-cell office:value-type="float" office:value="1.04622857474693">
            <text:p>1.0462285747</text:p>
          </table:table-cell>
          <table:table-cell office:value-type="float" office:value="21.1072639835824">
            <text:p>21.1072639836</text:p>
          </table:table-cell>
          <table:table-cell office:value-type="float" office:value="22.0041836900413">
            <text:p>22.004183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566">
            <text:p>566</text:p>
          </table:table-cell>
          <table:table-cell office:value-type="float" office:value="13310">
            <text:p>13310</text:p>
          </table:table-cell>
          <table:table-cell office:value-type="float" office:value="18375">
            <text:p>18375</text:p>
          </table:table-cell>
          <table:table-cell office:value-type="float" office:value="30738">
            <text:p>30738</text:p>
          </table:table-cell>
          <table:table-cell office:value-type="float" office:value="456.625">
            <text:p>456.625</text:p>
          </table:table-cell>
          <table:table-cell office:value-type="float" office:value="542.75">
            <text:p>542.75</text:p>
          </table:table-cell>
          <table:table-cell office:value-type="float" office:value="669.375">
            <text:p>669.375</text:p>
          </table:table-cell>
          <table:table-cell office:value-type="float" office:value="0.0343069120961683">
            <text:p>0.0343069121</text:p>
          </table:table-cell>
          <table:table-cell office:value-type="float" office:value="0.0295374149659864">
            <text:p>0.029537415</text:p>
          </table:table-cell>
          <table:table-cell office:value-type="float" office:value="0.0217767909428069">
            <text:p>0.0217767909</text:p>
          </table:table-cell>
          <table:table-cell office:value-type="float" office:value="1.12238104220303">
            <text:p>1.1223810422</text:p>
          </table:table-cell>
          <table:table-cell office:value-type="float" office:value="1.10509097179138">
            <text:p>1.1050909718</text:p>
          </table:table-cell>
          <table:table-cell office:value-type="float" office:value="1.07714825640241">
            <text:p>1.0771482564</text:p>
          </table:table-cell>
          <table:table-cell office:value-type="float" office:value="20.5489262801557">
            <text:p>20.5489262802</text:p>
          </table:table-cell>
          <table:table-cell office:value-type="float" office:value="23.8116438000969">
            <text:p>23.8116438001</text:p>
          </table:table-cell>
          <table:table-cell office:value-type="float" office:value="32.1749584092574">
            <text:p>32.174958409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600">
            <text:p>600</text:p>
          </table:table-cell>
          <table:table-cell office:value-type="float" office:value="14675">
            <text:p>14675</text:p>
          </table:table-cell>
          <table:table-cell office:value-type="float" office:value="19495">
            <text:p>19495</text:p>
          </table:table-cell>
          <table:table-cell office:value-type="float" office:value="31588">
            <text:p>31588</text:p>
          </table:table-cell>
          <table:table-cell office:value-type="float" office:value="482.5">
            <text:p>482.5</text:p>
          </table:table-cell>
          <table:table-cell office:value-type="float" office:value="658.25">
            <text:p>658.25</text:p>
          </table:table-cell>
          <table:table-cell office:value-type="float" office:value="705.125">
            <text:p>705.125</text:p>
          </table:table-cell>
          <table:table-cell office:value-type="float" office:value="0.0328790459965928">
            <text:p>0.032879046</text:p>
          </table:table-cell>
          <table:table-cell office:value-type="float" office:value="0.0337650679661452">
            <text:p>0.033765068</text:p>
          </table:table-cell>
          <table:table-cell office:value-type="float" office:value="0.0223225591996961">
            <text:p>0.0223225592</text:p>
          </table:table-cell>
          <table:table-cell office:value-type="float" office:value="1.11719548305274">
            <text:p>1.1171954831</text:p>
          </table:table-cell>
          <table:table-cell office:value-type="float" office:value="1.12041229431843">
            <text:p>1.1204122943</text:p>
          </table:table-cell>
          <table:table-cell office:value-type="float" office:value="1.07910561863142">
            <text:p>1.0791056186</text:p>
          </table:table-cell>
          <table:table-cell office:value-type="float" office:value="21.4264353185059">
            <text:p>21.4264353185</text:p>
          </table:table-cell>
          <table:table-cell office:value-type="float" office:value="20.8731845901229">
            <text:p>20.8731845901</text:p>
          </table:table-cell>
          <table:table-cell office:value-type="float" office:value="31.3967192477543">
            <text:p>31.396719247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14248">
            <text:p>14248</text:p>
          </table:table-cell>
          <table:table-cell office:value-type="float" office:value="20190">
            <text:p>20190</text:p>
          </table:table-cell>
          <table:table-cell office:value-type="float" office:value="29533">
            <text:p>29533</text:p>
          </table:table-cell>
          <table:table-cell office:value-type="float" office:value="532">
            <text:p>532</text:p>
          </table:table-cell>
          <table:table-cell office:value-type="float" office:value="144.375">
            <text:p>144.375</text:p>
          </table:table-cell>
          <table:table-cell office:value-type="float" office:value="744.625">
            <text:p>744.625</text:p>
          </table:table-cell>
          <table:table-cell office:value-type="float" office:value="0.0373385738349242">
            <text:p>0.0373385738</text:p>
          </table:table-cell>
          <table:table-cell office:value-type="float" office:value="0.00715081723625557">
            <text:p>0.0071508172</text:p>
          </table:table-cell>
          <table:table-cell office:value-type="float" office:value="0.0252133206921071">
            <text:p>0.0252133207</text:p>
          </table:table-cell>
          <table:table-cell office:value-type="float" office:value="1.13341757985045">
            <text:p>1.1334175799</text:p>
          </table:table-cell>
          <table:table-cell office:value-type="float" office:value="1.0251280833337">
            <text:p>1.0251280833</text:p>
          </table:table-cell>
          <table:table-cell office:value-type="float" office:value="1.08949261704141">
            <text:p>1.089492617</text:p>
          </table:table-cell>
          <table:table-cell office:value-type="float" office:value="18.9082926872058">
            <text:p>18.9082926872</text:p>
          </table:table-cell>
          <table:table-cell office:value-type="float" office:value="0">
            <text:p>0</text:p>
          </table:table-cell>
          <table:table-cell office:value-type="float" office:value="27.8364439069101">
            <text:p>27.836443906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13816">
            <text:p>13816</text:p>
          </table:table-cell>
          <table:table-cell office:value-type="float" office:value="20432">
            <text:p>20432</text:p>
          </table:table-cell>
          <table:table-cell office:value-type="float" office:value="28614">
            <text:p>28614</text:p>
          </table:table-cell>
          <table:table-cell office:value-type="float" office:value="478.75">
            <text:p>478.75</text:p>
          </table:table-cell>
          <table:table-cell office:value-type="float" office:value="898.875">
            <text:p>898.875</text:p>
          </table:table-cell>
          <table:table-cell office:value-type="float" office:value="349.25">
            <text:p>349.25</text:p>
          </table:table-cell>
          <table:table-cell office:value-type="float" office:value="0.0346518529241459">
            <text:p>0.0346518529</text:p>
          </table:table-cell>
          <table:table-cell office:value-type="float" office:value="0.0439934906029757">
            <text:p>0.0439934906</text:p>
          </table:table-cell>
          <table:table-cell office:value-type="float" office:value="0.012205563710072">
            <text:p>0.0122055637</text:p>
          </table:table-cell>
          <table:table-cell office:value-type="float" office:value="1.12363495702022">
            <text:p>1.123634957</text:p>
          </table:table-cell>
          <table:table-cell office:value-type="float" office:value="1.15777065445267">
            <text:p>1.1577706545</text:p>
          </table:table-cell>
          <table:table-cell office:value-type="float" office:value="1.04301146552479">
            <text:p>1.0430114655</text:p>
          </table:table-cell>
          <table:table-cell office:value-type="float" office:value="20.3477839133768">
            <text:p>20.3477839134</text:p>
          </table:table-cell>
          <table:table-cell office:value-type="float" office:value="16.0997627342916">
            <text:p>16.09976273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14026">
            <text:p>14026</text:p>
          </table:table-cell>
          <table:table-cell office:value-type="float" office:value="22030">
            <text:p>22030</text:p>
          </table:table-cell>
          <table:table-cell office:value-type="float" office:value="31068">
            <text:p>31068</text:p>
          </table:table-cell>
          <table:table-cell office:value-type="float" office:value="454.375">
            <text:p>454.375</text:p>
          </table:table-cell>
          <table:table-cell office:value-type="float" office:value="464.625">
            <text:p>464.625</text:p>
          </table:table-cell>
          <table:table-cell office:value-type="float" office:value="1288.125">
            <text:p>1288.125</text:p>
          </table:table-cell>
          <table:table-cell office:value-type="float" office:value="0.0323951946385284">
            <text:p>0.0323951946</text:p>
          </table:table-cell>
          <table:table-cell office:value-type="float" office:value="0.0210905583295506">
            <text:p>0.0210905583</text:p>
          </table:table-cell>
          <table:table-cell office:value-type="float" office:value="0.0414614716106605">
            <text:p>0.0414614716</text:p>
          </table:table-cell>
          <table:table-cell office:value-type="float" office:value="1.11544010056076">
            <text:p>1.1154401006</text:p>
          </table:table-cell>
          <table:table-cell office:value-type="float" office:value="1.07468878498871">
            <text:p>1.074688785</text:p>
          </table:table-cell>
          <table:table-cell office:value-type="float" office:value="1.14848449574843">
            <text:p>1.1484844957</text:p>
          </table:table-cell>
          <table:table-cell office:value-type="float" office:value="21.7413369786563">
            <text:p>21.7413369787</text:p>
          </table:table-cell>
          <table:table-cell office:value-type="float" office:value="33.2106516188802">
            <text:p>33.2106516189</text:p>
          </table:table-cell>
          <table:table-cell office:value-type="float" office:value="17.0620895424101">
            <text:p>17.0620895424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14580">
            <text:p>14580</text:p>
          </table:table-cell>
          <table:table-cell office:value-type="float" office:value="22216">
            <text:p>22216</text:p>
          </table:table-cell>
          <table:table-cell office:value-type="float" office:value="33063">
            <text:p>33063</text:p>
          </table:table-cell>
          <table:table-cell office:value-type="float" office:value="270">
            <text:p>270</text:p>
          </table:table-cell>
          <table:table-cell office:value-type="float" office:value="535">
            <text:p>535</text:p>
          </table:table-cell>
          <table:table-cell office:value-type="float" office:value="1181.125">
            <text:p>1181.125</text:p>
          </table:table-cell>
          <table:table-cell office:value-type="float" office:value="0.0185185185185185">
            <text:p>0.0185185185</text:p>
          </table:table-cell>
          <table:table-cell office:value-type="float" office:value="0.0240817428880086">
            <text:p>0.0240817429</text:p>
          </table:table-cell>
          <table:table-cell office:value-type="float" office:value="0.0357234673199649">
            <text:p>0.0357234673</text:p>
          </table:table-cell>
          <table:table-cell office:value-type="float" office:value="1.06548696844993">
            <text:p>1.0654869684</text:p>
          </table:table-cell>
          <table:table-cell office:value-type="float" office:value="1.08542276357546">
            <text:p>1.0854227636</text:p>
          </table:table-cell>
          <table:table-cell office:value-type="float" office:value="1.1275334212099">
            <text:p>1.1275334212</text:p>
          </table:table-cell>
          <table:table-cell office:value-type="float" office:value="0">
            <text:p>0</text:p>
          </table:table-cell>
          <table:table-cell office:value-type="float" office:value="29.1282976951768">
            <text:p>29.1282976952</text:p>
          </table:table-cell>
          <table:table-cell office:value-type="float" office:value="19.7476789678115">
            <text:p>19.747678967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5395">
            <text:p>15395</text:p>
          </table:table-cell>
          <table:table-cell office:value-type="float" office:value="20983">
            <text:p>20983</text:p>
          </table:table-cell>
          <table:table-cell office:value-type="float" office:value="35083">
            <text:p>35083</text:p>
          </table:table-cell>
          <table:table-cell office:value-type="float" office:value="182.625">
            <text:p>182.625</text:p>
          </table:table-cell>
          <table:table-cell office:value-type="float" office:value="547.75">
            <text:p>547.75</text:p>
          </table:table-cell>
          <table:table-cell office:value-type="float" office:value="1717.625">
            <text:p>1717.625</text:p>
          </table:table-cell>
          <table:table-cell office:value-type="float" office:value="0.0118626177330302">
            <text:p>0.0118626177</text:p>
          </table:table-cell>
          <table:table-cell office:value-type="float" office:value="0.0261044655197064">
            <text:p>0.0261044655</text:p>
          </table:table-cell>
          <table:table-cell office:value-type="float" office:value="0.0489588974717099">
            <text:p>0.0489588975</text:p>
          </table:table-cell>
          <table:table-cell office:value-type="float" office:value="1.04179497659659">
            <text:p>1.0417949766</text:p>
          </table:table-cell>
          <table:table-cell office:value-type="float" office:value="1.09270125783431">
            <text:p>1.0927012578</text:p>
          </table:table-cell>
          <table:table-cell office:value-type="float" office:value="1.17605420948861">
            <text:p>1.1760542095</text:p>
          </table:table-cell>
          <table:table-cell office:value-type="float" office:value="0">
            <text:p>0</text:p>
          </table:table-cell>
          <table:table-cell office:value-type="float" office:value="26.8979053445059">
            <text:p>26.8979053445</text:p>
          </table:table-cell>
          <table:table-cell office:value-type="float" office:value="14.5015494873254">
            <text:p>14.501549487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15572">
            <text:p>15572</text:p>
          </table:table-cell>
          <table:table-cell office:value-type="float" office:value="22804">
            <text:p>22804</text:p>
          </table:table-cell>
          <table:table-cell office:value-type="float" office:value="38874">
            <text:p>38874</text:p>
          </table:table-cell>
          <table:table-cell office:value-type="float" office:value="180.375">
            <text:p>180.375</text:p>
          </table:table-cell>
          <table:table-cell office:value-type="float" office:value="1129.25">
            <text:p>1129.25</text:p>
          </table:table-cell>
          <table:table-cell office:value-type="float" office:value="1973.75">
            <text:p>1973.75</text:p>
          </table:table-cell>
          <table:table-cell office:value-type="float" office:value="0.0115832905214488">
            <text:p>0.0115832905</text:p>
          </table:table-cell>
          <table:table-cell office:value-type="float" office:value="0.0495198210840203">
            <text:p>0.0495198211</text:p>
          </table:table-cell>
          <table:table-cell office:value-type="float" office:value="0.0507730102382055">
            <text:p>0.0507730102</text:p>
          </table:table-cell>
          <table:table-cell office:value-type="float" office:value="1.04080449515891">
            <text:p>1.0408044952</text:p>
          </table:table-cell>
          <table:table-cell office:value-type="float" office:value="1.17812571064725">
            <text:p>1.1781257106</text:p>
          </table:table-cell>
          <table:table-cell office:value-type="float" office:value="1.18275821702827">
            <text:p>1.182758217</text:p>
          </table:table-cell>
          <table:table-cell office:value-type="float" office:value="0">
            <text:p>0</text:p>
          </table:table-cell>
          <table:table-cell office:value-type="float" office:value="14.3411503253026">
            <text:p>14.3411503253</text:p>
          </table:table-cell>
          <table:table-cell office:value-type="float" office:value="13.9955956769809">
            <text:p>13.99559567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637">
            <text:p>637</text:p>
          </table:table-cell>
          <table:table-cell office:value-type="float" office:value="16945">
            <text:p>16945</text:p>
          </table:table-cell>
          <table:table-cell office:value-type="float" office:value="23861">
            <text:p>23861</text:p>
          </table:table-cell>
          <table:table-cell office:value-type="float" office:value="41043">
            <text:p>41043</text:p>
          </table:table-cell>
          <table:table-cell office:value-type="float" office:value="332.75">
            <text:p>332.75</text:p>
          </table:table-cell>
          <table:table-cell office:value-type="float" office:value="1110.25">
            <text:p>1110.25</text:p>
          </table:table-cell>
          <table:table-cell office:value-type="float" office:value="1891.375">
            <text:p>1891.375</text:p>
          </table:table-cell>
          <table:table-cell office:value-type="float" office:value="0.0196370610799646">
            <text:p>0.0196370611</text:p>
          </table:table-cell>
          <table:table-cell office:value-type="float" office:value="0.0465299023511169">
            <text:p>0.0465299024</text:p>
          </table:table-cell>
          <table:table-cell office:value-type="float" office:value="0.0460827668542748">
            <text:p>0.0460827669</text:p>
          </table:table-cell>
          <table:table-cell office:value-type="float" office:value="1.06948551754888">
            <text:p>1.0694855175</text:p>
          </table:table-cell>
          <table:table-cell office:value-type="float" office:value="1.16709812058201">
            <text:p>1.1670981206</text:p>
          </table:table-cell>
          <table:table-cell office:value-type="float" office:value="1.16545198193581">
            <text:p>1.1654519819</text:p>
          </table:table-cell>
          <table:table-cell office:value-type="float" office:value="0">
            <text:p>0</text:p>
          </table:table-cell>
          <table:table-cell office:value-type="float" office:value="15.2407580791417">
            <text:p>15.2407580791</text:p>
          </table:table-cell>
          <table:table-cell office:value-type="float" office:value="15.3853247152818">
            <text:p>15.385324715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650">
            <text:p>650</text:p>
          </table:table-cell>
          <table:table-cell office:value-type="float" office:value="16835">
            <text:p>16835</text:p>
          </table:table-cell>
          <table:table-cell office:value-type="float" office:value="23901">
            <text:p>23901</text:p>
          </table:table-cell>
          <table:table-cell office:value-type="float" office:value="41037">
            <text:p>41037</text:p>
          </table:table-cell>
          <table:table-cell office:value-type="float" office:value="359.25">
            <text:p>359.25</text:p>
          </table:table-cell>
          <table:table-cell office:value-type="float" office:value="836.875">
            <text:p>836.875</text:p>
          </table:table-cell>
          <table:table-cell office:value-type="float" office:value="2095.75">
            <text:p>2095.75</text:p>
          </table:table-cell>
          <table:table-cell office:value-type="float" office:value="0.0213394713394713">
            <text:p>0.0213394713</text:p>
          </table:table-cell>
          <table:table-cell office:value-type="float" office:value="0.0350142253462198">
            <text:p>0.0350142253</text:p>
          </table:table-cell>
          <table:table-cell office:value-type="float" office:value="0.0510697663084533">
            <text:p>0.0510697663</text:p>
          </table:table-cell>
          <table:table-cell office:value-type="float" office:value="1.07558068084076">
            <text:p>1.0755806808</text:p>
          </table:table-cell>
          <table:table-cell office:value-type="float" office:value="1.1249527408259">
            <text:p>1.1249527408</text:p>
          </table:table-cell>
          <table:table-cell office:value-type="float" office:value="1.18385609929995">
            <text:p>1.1838560993</text:p>
          </table:table-cell>
          <table:table-cell office:value-type="float" office:value="32.8272823702359">
            <text:p>32.8272823702</text:p>
          </table:table-cell>
          <table:table-cell office:value-type="float" office:value="20.140744969609">
            <text:p>20.1407449696</text:p>
          </table:table-cell>
          <table:table-cell office:value-type="float" office:value="13.9162510423769">
            <text:p>13.916251042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5280">
            <text:p>25280</text:p>
          </table:table-cell>
          <table:table-cell office:value-type="float" office:value="43274">
            <text:p>43274</text:p>
          </table:table-cell>
          <table:table-cell office:value-type="float" office:value="408.5">
            <text:p>408.5</text:p>
          </table:table-cell>
          <table:table-cell office:value-type="float" office:value="1171.125">
            <text:p>1171.125</text:p>
          </table:table-cell>
          <table:table-cell office:value-type="float" office:value="2205.25">
            <text:p>2205.25</text:p>
          </table:table-cell>
          <table:table-cell office:value-type="float" office:value="0.0256982888777051">
            <text:p>0.0256982889</text:p>
          </table:table-cell>
          <table:table-cell office:value-type="float" office:value="0.0463261471518987">
            <text:p>0.0463261472</text:p>
          </table:table-cell>
          <table:table-cell office:value-type="float" office:value="0.0509601608356057">
            <text:p>0.0509601608</text:p>
          </table:table-cell>
          <table:table-cell office:value-type="float" office:value="1.0912383990924">
            <text:p>1.0912383991</text:p>
          </table:table-cell>
          <table:table-cell office:value-type="float" office:value="1.16634789437513">
            <text:p>1.1663478944</text:p>
          </table:table-cell>
          <table:table-cell office:value-type="float" office:value="1.18345056138971">
            <text:p>1.1834505614</text:p>
          </table:table-cell>
          <table:table-cell office:value-type="float" office:value="27.3176112283512">
            <text:p>27.3176112284</text:p>
          </table:table-cell>
          <table:table-cell office:value-type="float" office:value="15.3062896190886">
            <text:p>15.3062896191</text:p>
          </table:table-cell>
          <table:table-cell office:value-type="float" office:value="13.9454490109515">
            <text:p>13.94544901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6372">
            <text:p>26372</text:p>
          </table:table-cell>
          <table:table-cell office:value-type="float" office:value="44315">
            <text:p>44315</text:p>
          </table:table-cell>
          <table:table-cell office:value-type="float" office:value="646">
            <text:p>646</text:p>
          </table:table-cell>
          <table:table-cell office:value-type="float" office:value="909.25">
            <text:p>909.25</text:p>
          </table:table-cell>
          <table:table-cell office:value-type="float" office:value="1613.25">
            <text:p>1613.25</text:p>
          </table:table-cell>
          <table:table-cell office:value-type="float" office:value="0.0423356707516875">
            <text:p>0.0423356708</text:p>
          </table:table-cell>
          <table:table-cell office:value-type="float" office:value="0.0344778553010769">
            <text:p>0.0344778553</text:p>
          </table:table-cell>
          <table:table-cell office:value-type="float" office:value="0.0364041520929708">
            <text:p>0.0364041521</text:p>
          </table:table-cell>
          <table:table-cell office:value-type="float" office:value="1.15168777330618">
            <text:p>1.1516877733</text:p>
          </table:table-cell>
          <table:table-cell office:value-type="float" office:value="1.12300238966585">
            <text:p>1.1230023897</text:p>
          </table:table-cell>
          <table:table-cell office:value-type="float" office:value="1.13001204641303">
            <text:p>1.1300120464</text:p>
          </table:table-cell>
          <table:table-cell office:value-type="float" office:value="16.7168300392697">
            <text:p>16.7168300393</text:p>
          </table:table-cell>
          <table:table-cell office:value-type="float" office:value="20.448742639227">
            <text:p>20.4487426392</text:p>
          </table:table-cell>
          <table:table-cell office:value-type="float" office:value="19.3848412772476">
            <text:p>19.38484127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16688">
            <text:p>16688</text:p>
          </table:table-cell>
          <table:table-cell office:value-type="float" office:value="28527">
            <text:p>28527</text:p>
          </table:table-cell>
          <table:table-cell office:value-type="float" office:value="46199">
            <text:p>46199</text:p>
          </table:table-cell>
          <table:table-cell office:value-type="float" office:value="583.375">
            <text:p>583.375</text:p>
          </table:table-cell>
          <table:table-cell office:value-type="float" office:value="1251.625">
            <text:p>1251.625</text:p>
          </table:table-cell>
          <table:table-cell office:value-type="float" office:value="996.875">
            <text:p>996.875</text:p>
          </table:table-cell>
          <table:table-cell office:value-type="float" office:value="0.0349577540747843">
            <text:p>0.0349577541</text:p>
          </table:table-cell>
          <table:table-cell office:value-type="float" office:value="0.0438751007817156">
            <text:p>0.0438751008</text:p>
          </table:table-cell>
          <table:table-cell office:value-type="float" office:value="0.0215778480053681">
            <text:p>0.021577848</text:p>
          </table:table-cell>
          <table:table-cell office:value-type="float" office:value="1.12474734661885">
            <text:p>1.1247473466</text:p>
          </table:table-cell>
          <table:table-cell office:value-type="float" office:value="1.15733590069447">
            <text:p>1.1573359007</text:p>
          </table:table-cell>
          <table:table-cell office:value-type="float" office:value="1.07643505092689">
            <text:p>1.0764350509</text:p>
          </table:table-cell>
          <table:table-cell office:value-type="float" office:value="20.1727271286246">
            <text:p>20.1727271286</text:p>
          </table:table-cell>
          <table:table-cell office:value-type="float" office:value="16.1422834124754">
            <text:p>16.1422834125</text:p>
          </table:table-cell>
          <table:table-cell office:value-type="float" office:value="32.4684317259253">
            <text:p>32.4684317259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7454">
            <text:p>17454</text:p>
          </table:table-cell>
          <table:table-cell office:value-type="float" office:value="29382">
            <text:p>29382</text:p>
          </table:table-cell>
          <table:table-cell office:value-type="float" office:value="49829">
            <text:p>49829</text:p>
          </table:table-cell>
          <table:table-cell office:value-type="float" office:value="583.75">
            <text:p>583.75</text:p>
          </table:table-cell>
          <table:table-cell office:value-type="float" office:value="605.375">
            <text:p>605.375</text:p>
          </table:table-cell>
          <table:table-cell office:value-type="float" office:value="1045">
            <text:p>1045</text:p>
          </table:table-cell>
          <table:table-cell office:value-type="float" office:value="0.0334450555746534">
            <text:p>0.0334450556</text:p>
          </table:table-cell>
          <table:table-cell office:value-type="float" office:value="0.0206036008440542">
            <text:p>0.0206036008</text:p>
          </table:table-cell>
          <table:table-cell office:value-type="float" office:value="0.0209717232936643">
            <text:p>0.0209717233</text:p>
          </table:table-cell>
          <table:table-cell office:value-type="float" office:value="1.11925009512637">
            <text:p>1.1192500951</text:p>
          </table:table-cell>
          <table:table-cell office:value-type="float" office:value="1.07294463935496">
            <text:p>1.0729446394</text:p>
          </table:table-cell>
          <table:table-cell office:value-type="float" office:value="1.07426306535652">
            <text:p>1.0742630654</text:p>
          </table:table-cell>
          <table:table-cell office:value-type="float" office:value="21.0696256385208">
            <text:p>21.0696256385</text:p>
          </table:table-cell>
          <table:table-cell office:value-type="float" office:value="33.9874363986055">
            <text:p>33.9874363986</text:p>
          </table:table-cell>
          <table:table-cell office:value-type="float" office:value="33.3968875369099">
            <text:p>33.396887536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30830">
            <text:p>30830</text:p>
          </table:table-cell>
          <table:table-cell office:value-type="float" office:value="52725">
            <text:p>52725</text:p>
          </table:table-cell>
          <table:table-cell office:value-type="float" office:value="816.625">
            <text:p>816.625</text:p>
          </table:table-cell>
          <table:table-cell office:value-type="float" office:value="515.375">
            <text:p>515.375</text:p>
          </table:table-cell>
          <table:table-cell office:value-type="float" office:value="958">
            <text:p>958</text:p>
          </table:table-cell>
          <table:table-cell office:value-type="float" office:value="0.0437563628569898">
            <text:p>0.0437563629</text:p>
          </table:table-cell>
          <table:table-cell office:value-type="float" office:value="0.0167166720726565">
            <text:p>0.0167166721</text:p>
          </table:table-cell>
          <table:table-cell office:value-type="float" office:value="0.0181697486960645">
            <text:p>0.0181697487</text:p>
          </table:table-cell>
          <table:table-cell office:value-type="float" office:value="1.15689992380879">
            <text:p>1.1568999238</text:p>
          </table:table-cell>
          <table:table-cell office:value-type="float" office:value="1.05905606861966">
            <text:p>1.0590560686</text:p>
          </table:table-cell>
          <table:table-cell office:value-type="float" office:value="1.06424119438087">
            <text:p>1.0642411944</text:p>
          </table:table-cell>
          <table:table-cell office:value-type="float" office:value="16.1851601888029">
            <text:p>16.18516018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20740">
            <text:p>20740</text:p>
          </table:table-cell>
          <table:table-cell office:value-type="float" office:value="31444">
            <text:p>31444</text:p>
          </table:table-cell>
          <table:table-cell office:value-type="float" office:value="51780">
            <text:p>51780</text:p>
          </table:table-cell>
          <table:table-cell office:value-type="float" office:value="1015.875">
            <text:p>1015.875</text:p>
          </table:table-cell>
          <table:table-cell office:value-type="float" office:value="1110.5">
            <text:p>1110.5</text:p>
          </table:table-cell>
          <table:table-cell office:value-type="float" office:value="826.75">
            <text:p>826.75</text:p>
          </table:table-cell>
          <table:table-cell office:value-type="float" office:value="0.0489814368370299">
            <text:p>0.0489814368</text:p>
          </table:table-cell>
          <table:table-cell office:value-type="float" office:value="0.0353167535936904">
            <text:p>0.0353167536</text:p>
          </table:table-cell>
          <table:table-cell office:value-type="float" office:value="0.0159665894167632">
            <text:p>0.0159665894</text:p>
          </table:table-cell>
          <table:table-cell office:value-type="float" office:value="1.17613742399266">
            <text:p>1.176137424</text:p>
          </table:table-cell>
          <table:table-cell office:value-type="float" office:value="1.12605329282334">
            <text:p>1.1260532928</text:p>
          </table:table-cell>
          <table:table-cell office:value-type="float" office:value="1.05638272963477">
            <text:p>1.0563827296</text:p>
          </table:table-cell>
          <table:table-cell office:value-type="float" office:value="14.4950334027264">
            <text:p>14.4950334027</text:p>
          </table:table-cell>
          <table:table-cell office:value-type="float" office:value="19.9711514226072">
            <text:p>19.9711514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21612">
            <text:p>21612</text:p>
          </table:table-cell>
          <table:table-cell office:value-type="float" office:value="32878">
            <text:p>32878</text:p>
          </table:table-cell>
          <table:table-cell office:value-type="float" office:value="49018">
            <text:p>49018</text:p>
          </table:table-cell>
          <table:table-cell office:value-type="float" office:value="943">
            <text:p>943</text:p>
          </table:table-cell>
          <table:table-cell office:value-type="float" office:value="657">
            <text:p>657</text:p>
          </table:table-cell>
          <table:table-cell office:value-type="float" office:value="-15.875">
            <text:p>-15.875</text:p>
          </table:table-cell>
          <table:table-cell office:value-type="float" office:value="0.0436331667592079">
            <text:p>0.0436331668</text:p>
          </table:table-cell>
          <table:table-cell office:value-type="float" office:value="0.0199829673337794">
            <text:p>0.0199829673</text:p>
          </table:table-cell>
          <table:table-cell office:value-type="float" office:value="-0.000323860622628422">
            <text:p>-0.0003238606</text:p>
          </table:table-cell>
          <table:table-cell office:value-type="float" office:value="1.15644763601044">
            <text:p>1.156447636</text:p>
          </table:table-cell>
          <table:table-cell office:value-type="float" office:value="1.07072305087582">
            <text:p>1.0707230509</text:p>
          </table:table-cell>
          <table:table-cell office:value-type="float" office:value="0.998866693396778">
            <text:p>0.9988666934</text:p>
          </table:table-cell>
          <table:table-cell office:value-type="float" office:value="16.2298934599394">
            <text:p>16.22989345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735">
            <text:p>735</text:p>
          </table:table-cell>
          <table:table-cell office:value-type="float" office:value="21505">
            <text:p>21505</text:p>
          </table:table-cell>
          <table:table-cell office:value-type="float" office:value="34560">
            <text:p>34560</text:p>
          </table:table-cell>
          <table:table-cell office:value-type="float" office:value="49397">
            <text:p>49397</text:p>
          </table:table-cell>
          <table:table-cell office:value-type="float" office:value="1049.5">
            <text:p>1049.5</text:p>
          </table:table-cell>
          <table:table-cell office:value-type="float" office:value="-515.5">
            <text:p>-515.5</text:p>
          </table:table-cell>
          <table:table-cell office:value-type="float" office:value="-771.125">
            <text:p>-771.125</text:p>
          </table:table-cell>
          <table:table-cell office:value-type="float" office:value="0.0488026040455708">
            <text:p>0.048802604</text:p>
          </table:table-cell>
          <table:table-cell office:value-type="float" office:value="-0.014916087962963">
            <text:p>-0.014916088</text:p>
          </table:table-cell>
          <table:table-cell office:value-type="float" office:value="-0.0156107658359819">
            <text:p>-0.0156107658</text:p>
          </table:table-cell>
          <table:table-cell office:value-type="float" office:value="1.17547723471629">
            <text:p>1.1754772347</text:p>
          </table:table-cell>
          <table:table-cell office:value-type="float" office:value="0.948229771902663">
            <text:p>0.9482297719</text:p>
          </table:table-cell>
          <table:table-cell office:value-type="float" office:value="0.945839963753636">
            <text:p>0.9458399638</text:p>
          </table:table-cell>
          <table:table-cell office:value-type="float" office:value="14.5468991407868">
            <text:p>14.54689914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819">
            <text:p>819</text:p>
          </table:table-cell>
          <table:table-cell office:value-type="float" office:value="22429">
            <text:p>22429</text:p>
          </table:table-cell>
          <table:table-cell office:value-type="float" office:value="36025">
            <text:p>36025</text:p>
          </table:table-cell>
          <table:table-cell office:value-type="float" office:value="50938">
            <text:p>50938</text:p>
          </table:table-cell>
          <table:table-cell office:value-type="float" office:value="1089.875">
            <text:p>1089.875</text:p>
          </table:table-cell>
          <table:table-cell office:value-type="float" office:value="-884.5">
            <text:p>-884.5</text:p>
          </table:table-cell>
          <table:table-cell office:value-type="float" office:value="-1133.25">
            <text:p>-1133.25</text:p>
          </table:table-cell>
          <table:table-cell office:value-type="float" office:value="0.0485922243524009">
            <text:p>0.0485922244</text:p>
          </table:table-cell>
          <table:table-cell office:value-type="float" office:value="-0.0245523941707148">
            <text:p>-0.0245523942</text:p>
          </table:table-cell>
          <table:table-cell office:value-type="float" office:value="-0.022247634379049">
            <text:p>-0.0222476344</text:p>
          </table:table-cell>
          <table:table-cell office:value-type="float" office:value="1.17470074559773">
            <text:p>1.1747007456</text:p>
          </table:table-cell>
          <table:table-cell office:value-type="float" office:value="0.915248147719146">
            <text:p>0.9152481477</text:p>
          </table:table-cell>
          <table:table-cell office:value-type="float" office:value="0.923103395854837">
            <text:p>0.9231033959</text:p>
          </table:table-cell>
          <table:table-cell office:value-type="float" office:value="14.6084028523797">
            <text:p>14.6084028524</text:p>
          </table:table-cell>
          <table:table-cell office:value-type="float" office:value="-27.8833383793326">
            <text:p>-27.8833383793</text:p>
          </table:table-cell>
          <table:table-cell office:value-type="float" office:value="-30.8081216154377">
            <text:p>-30.808121615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0">
            <text:p>470</text:p>
          </table:table-cell>
          <table:table-cell office:value-type="float" office:value="855">
            <text:p>855</text:p>
          </table:table-cell>
          <table:table-cell office:value-type="float" office:value="23386">
            <text:p>23386</text:p>
          </table:table-cell>
          <table:table-cell office:value-type="float" office:value="35828">
            <text:p>35828</text:p>
          </table:table-cell>
          <table:table-cell office:value-type="float" office:value="50929">
            <text:p>50929</text:p>
          </table:table-cell>
          <table:table-cell office:value-type="float" office:value="733.75">
            <text:p>733.75</text:p>
          </table:table-cell>
          <table:table-cell office:value-type="float" office:value="478.75">
            <text:p>478.75</text:p>
          </table:table-cell>
          <table:table-cell office:value-type="float" office:value="-689.25">
            <text:p>-689.25</text:p>
          </table:table-cell>
          <table:table-cell office:value-type="float" office:value="0.0313756093389207">
            <text:p>0.0313756093</text:p>
          </table:table-cell>
          <table:table-cell office:value-type="float" office:value="0.0133624539466339">
            <text:p>0.0133624539</text:p>
          </table:table-cell>
          <table:table-cell office:value-type="float" office:value="-0.0135335467022718">
            <text:p>-0.0135335467</text:p>
          </table:table-cell>
          <table:table-cell office:value-type="float" office:value="1.11174411325454">
            <text:p>1.1117441133</text:p>
          </table:table-cell>
          <table:table-cell office:value-type="float" office:value="1.04711855695715">
            <text:p>1.047118557</text:p>
          </table:table-cell>
          <table:table-cell office:value-type="float" office:value="0.95299157403928">
            <text:p>0.952991574</text:p>
          </table:table-cell>
          <table:table-cell office:value-type="float" office:value="22.436700508462">
            <text:p>22.43670050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4232">
            <text:p>24232</text:p>
          </table:table-cell>
          <table:table-cell office:value-type="float" office:value="33354">
            <text:p>33354</text:p>
          </table:table-cell>
          <table:table-cell office:value-type="float" office:value="47386">
            <text:p>47386</text:p>
          </table:table-cell>
          <table:table-cell office:value-type="float" office:value="497.25">
            <text:p>497.25</text:p>
          </table:table-cell>
          <table:table-cell office:value-type="float" office:value="15.125">
            <text:p>15.125</text:p>
          </table:table-cell>
          <table:table-cell office:value-type="float" office:value="15.25">
            <text:p>15.25</text:p>
          </table:table-cell>
          <table:table-cell office:value-type="float" office:value="0.0205203862660944">
            <text:p>0.0205203863</text:p>
          </table:table-cell>
          <table:table-cell office:value-type="float" office:value="0.000453468849313426">
            <text:p>0.0004534688</text:p>
          </table:table-cell>
          <table:table-cell office:value-type="float" office:value="0.000321825011606804">
            <text:p>0.000321825</text:p>
          </table:table-cell>
          <table:table-cell office:value-type="float" office:value="1.07264668098625">
            <text:p>1.072646681</text:p>
          </table:table-cell>
          <table:table-cell office:value-type="float" office:value="1.00158754401523">
            <text:p>1.001587544</text:p>
          </table:table-cell>
          <table:table-cell office:value-type="float" office:value="1.00112659054045">
            <text:p>1.0011265905</text:p>
          </table:table-cell>
          <table:table-cell office:value-type="float" office:value="34.1238668164957">
            <text:p>34.1238668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913">
            <text:p>913</text:p>
          </table:table-cell>
          <table:table-cell office:value-type="float" office:value="24246">
            <text:p>24246</text:p>
          </table:table-cell>
          <table:table-cell office:value-type="float" office:value="33518">
            <text:p>33518</text:p>
          </table:table-cell>
          <table:table-cell office:value-type="float" office:value="47507">
            <text:p>47507</text:p>
          </table:table-cell>
          <table:table-cell office:value-type="float" office:value="305.125">
            <text:p>305.125</text:p>
          </table:table-cell>
          <table:table-cell office:value-type="float" office:value="-451">
            <text:p>-451</text:p>
          </table:table-cell>
          <table:table-cell office:value-type="float" office:value="-732.625">
            <text:p>-732.625</text:p>
          </table:table-cell>
          <table:table-cell office:value-type="float" office:value="0.0125845500288707">
            <text:p>0.01258455</text:p>
          </table:table-cell>
          <table:table-cell office:value-type="float" office:value="-0.013455456769497">
            <text:p>-0.0134554568</text:p>
          </table:table-cell>
          <table:table-cell office:value-type="float" office:value="-0.0154214115814512">
            <text:p>-0.0154214116</text:p>
          </table:table-cell>
          <table:table-cell office:value-type="float" office:value="1.04435633206393">
            <text:p>1.0443563321</text:p>
          </table:table-cell>
          <table:table-cell office:value-type="float" office:value="0.953260757967837">
            <text:p>0.953260758</text:p>
          </table:table-cell>
          <table:table-cell office:value-type="float" office:value="0.946491186537843">
            <text:p>0.94649118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20610">
            <text:p>20610</text:p>
          </table:table-cell>
          <table:table-cell office:value-type="float" office:value="34410">
            <text:p>34410</text:p>
          </table:table-cell>
          <table:table-cell office:value-type="float" office:value="49466">
            <text:p>49466</text:p>
          </table:table-cell>
          <table:table-cell office:value-type="float" office:value="-847.875">
            <text:p>-847.875</text:p>
          </table:table-cell>
          <table:table-cell office:value-type="float" office:value="622.875">
            <text:p>622.875</text:p>
          </table:table-cell>
          <table:table-cell office:value-type="float" office:value="880.375">
            <text:p>880.375</text:p>
          </table:table-cell>
          <table:table-cell office:value-type="float" office:value="-0.0411390101892285">
            <text:p>-0.0411390102</text:p>
          </table:table-cell>
          <table:table-cell office:value-type="float" office:value="0.0181015693112467">
            <text:p>0.0181015693</text:p>
          </table:table-cell>
          <table:table-cell office:value-type="float" office:value="0.0177975781344762">
            <text:p>0.0177975781</text:p>
          </table:table-cell>
          <table:table-cell office:value-type="float" office:value="0.859330603930025">
            <text:p>0.8593306039</text:p>
          </table:table-cell>
          <table:table-cell office:value-type="float" office:value="1.06399771953996">
            <text:p>1.0639977195</text:p>
          </table:table-cell>
          <table:table-cell office:value-type="float" office:value="1.06291236089407">
            <text:p>1.0629123609</text:p>
          </table:table-cell>
          <table:table-cell office:value-type="float" office:value="-16.4999026535927">
            <text:p>-16.49990265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22320">
            <text:p>22320</text:p>
          </table:table-cell>
          <table:table-cell office:value-type="float" office:value="34882">
            <text:p>34882</text:p>
          </table:table-cell>
          <table:table-cell office:value-type="float" office:value="49458">
            <text:p>49458</text:p>
          </table:table-cell>
          <table:table-cell office:value-type="float" office:value="-378.5">
            <text:p>-378.5</text:p>
          </table:table-cell>
          <table:table-cell office:value-type="float" office:value="89">
            <text:p>89</text:p>
          </table:table-cell>
          <table:table-cell office:value-type="float" office:value="-1162.375">
            <text:p>-1162.375</text:p>
          </table:table-cell>
          <table:table-cell office:value-type="float" office:value="-0.0169578853046595">
            <text:p>-0.0169578853</text:p>
          </table:table-cell>
          <table:table-cell office:value-type="float" office:value="0.0025514592053208">
            <text:p>0.0025514592</text:p>
          </table:table-cell>
          <table:table-cell office:value-type="float" office:value="-0.023502264547697">
            <text:p>-0.0235022645</text:p>
          </table:table-cell>
          <table:table-cell office:value-type="float" office:value="0.941211038386743">
            <text:p>0.9412110384</text:p>
          </table:table-cell>
          <table:table-cell office:value-type="float" office:value="1.00894286670901">
            <text:p>1.0089428667</text:p>
          </table:table-cell>
          <table:table-cell office:value-type="float" office:value="0.918824692703246">
            <text:p>0.9188246927</text:p>
          </table:table-cell>
          <table:table-cell table:number-columns-repeated="2" office:value-type="float" office:value="0">
            <text:p>0</text:p>
          </table:table-cell>
          <table:table-cell office:value-type="float" office:value="-29.1448353415968">
            <text:p>-29.144835341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616">
            <text:p>616</text:p>
          </table:table-cell>
          <table:table-cell office:value-type="float" office:value="21120">
            <text:p>21120</text:p>
          </table:table-cell>
          <table:table-cell office:value-type="float" office:value="33120">
            <text:p>33120</text:p>
          </table:table-cell>
          <table:table-cell office:value-type="float" office:value="50400">
            <text:p>50400</text:p>
          </table:table-cell>
          <table:table-cell office:value-type="float" office:value="30.5">
            <text:p>30.5</text:p>
          </table:table-cell>
          <table:table-cell office:value-type="float" office:value="-49.625">
            <text:p>-49.625</text:p>
          </table:table-cell>
          <table:table-cell office:value-type="float" office:value="455">
            <text:p>455</text:p>
          </table:table-cell>
          <table:table-cell office:value-type="float" office:value="0.00144412878787879">
            <text:p>0.0014441288</text:p>
          </table:table-cell>
          <table:table-cell office:value-type="float" office:value="-0.00149833937198068">
            <text:p>-0.0014983394</text:p>
          </table:table-cell>
          <table:table-cell office:value-type="float" office:value="0.00902777777777778">
            <text:p>0.0090277778</text:p>
          </table:table-cell>
          <table:table-cell office:value-type="float" office:value="1.00505853835317">
            <text:p>1.0050585384</text:p>
          </table:table-cell>
          <table:table-cell office:value-type="float" office:value="0.99476021243898">
            <text:p>0.9947602124</text:p>
          </table:table-cell>
          <table:table-cell office:value-type="float" office:value="1.03175696373457">
            <text:p>1.03175696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613">
            <text:p>613</text:p>
          </table:table-cell>
          <table:table-cell office:value-type="float" office:value="18810">
            <text:p>18810</text:p>
          </table:table-cell>
          <table:table-cell office:value-type="float" office:value="31760">
            <text:p>31760</text:p>
          </table:table-cell>
          <table:table-cell office:value-type="float" office:value="50680">
            <text:p>50680</text:p>
          </table:table-cell>
          <table:table-cell office:value-type="float" office:value="255.625">
            <text:p>255.625</text:p>
          </table:table-cell>
          <table:table-cell office:value-type="float" office:value="-476.875">
            <text:p>-476.875</text:p>
          </table:table-cell>
          <table:table-cell office:value-type="float" office:value="1097.625">
            <text:p>1097.625</text:p>
          </table:table-cell>
          <table:table-cell office:value-type="float" office:value="0.0135898458266879">
            <text:p>0.0135898458</text:p>
          </table:table-cell>
          <table:table-cell office:value-type="float" office:value="-0.0150149559193955">
            <text:p>-0.0150149559</text:p>
          </table:table-cell>
          <table:table-cell office:value-type="float" office:value="0.0216579518547751">
            <text:p>0.0216579519</text:p>
          </table:table-cell>
          <table:table-cell office:value-type="float" office:value="1.04792644085621">
            <text:p>1.0479264409</text:p>
          </table:table-cell>
          <table:table-cell office:value-type="float" office:value="0.947889534128588">
            <text:p>0.9478895341</text:p>
          </table:table-cell>
          <table:table-cell office:value-type="float" office:value="1.07672220257366">
            <text:p>1.0767222026</text:p>
          </table:table-cell>
          <table:table-cell table:number-columns-repeated="2" office:value-type="float" office:value="0">
            <text:p>0</text:p>
          </table:table-cell>
          <table:table-cell office:value-type="float" office:value="32.3496171044055">
            <text:p>32.3496171044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648">
            <text:p>648</text:p>
          </table:table-cell>
          <table:table-cell office:value-type="float" office:value="20394">
            <text:p>20394</text:p>
          </table:table-cell>
          <table:table-cell office:value-type="float" office:value="32624">
            <text:p>32624</text:p>
          </table:table-cell>
          <table:table-cell office:value-type="float" office:value="51912">
            <text:p>51912</text:p>
          </table:table-cell>
          <table:table-cell office:value-type="float" office:value="-634.5">
            <text:p>-634.5</text:p>
          </table:table-cell>
          <table:table-cell office:value-type="float" office:value="-987.25">
            <text:p>-987.25</text:p>
          </table:table-cell>
          <table:table-cell office:value-type="float" office:value="1855">
            <text:p>1855</text:p>
          </table:table-cell>
          <table:table-cell office:value-type="float" office:value="-0.0311120917917034">
            <text:p>-0.0311120918</text:p>
          </table:table-cell>
          <table:table-cell office:value-type="float" office:value="-0.0302614639529181">
            <text:p>-0.030261464</text:p>
          </table:table-cell>
          <table:table-cell office:value-type="float" office:value="0.0357335490830637">
            <text:p>0.0357335491</text:p>
          </table:table-cell>
          <table:table-cell office:value-type="float" office:value="0.893004884750123">
            <text:p>0.8930048848</text:p>
          </table:table-cell>
          <table:table-cell office:value-type="float" office:value="0.895879758317911">
            <text:p>0.8958797583</text:p>
          </table:table-cell>
          <table:table-cell office:value-type="float" office:value="1.12757011938966">
            <text:p>1.1275701194</text:p>
          </table:table-cell>
          <table:table-cell office:value-type="float" office:value="-21.9306293125916">
            <text:p>-21.9306293126</text:p>
          </table:table-cell>
          <table:table-cell office:value-type="float" office:value="-22.5569273590289">
            <text:p>-22.556927359</text:p>
          </table:table-cell>
          <table:table-cell office:value-type="float" office:value="19.7422040602386">
            <text:p>19.742204060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698">
            <text:p>698</text:p>
          </table:table-cell>
          <table:table-cell office:value-type="float" office:value="19910">
            <text:p>19910</text:p>
          </table:table-cell>
          <table:table-cell office:value-type="float" office:value="33808">
            <text:p>33808</text:p>
          </table:table-cell>
          <table:table-cell office:value-type="float" office:value="50680">
            <text:p>50680</text:p>
          </table:table-cell>
          <table:table-cell office:value-type="float" office:value="-564.5">
            <text:p>-564.5</text:p>
          </table:table-cell>
          <table:table-cell office:value-type="float" office:value="-1140.25">
            <text:p>-1140.25</text:p>
          </table:table-cell>
          <table:table-cell office:value-type="float" office:value="1134">
            <text:p>1134</text:p>
          </table:table-cell>
          <table:table-cell office:value-type="float" office:value="-0.0283525866398795">
            <text:p>-0.0283525866</text:p>
          </table:table-cell>
          <table:table-cell office:value-type="float" office:value="-0.0337272243256034">
            <text:p>-0.0337272243</text:p>
          </table:table-cell>
          <table:table-cell office:value-type="float" office:value="0.0223756906077348">
            <text:p>0.0223756906</text:p>
          </table:table-cell>
          <table:table-cell office:value-type="float" office:value="0.902341530331999">
            <text:p>0.9023415303</text:p>
          </table:table-cell>
          <table:table-cell office:value-type="float" office:value="0.884184265155379">
            <text:p>0.8841842652</text:p>
          </table:table-cell>
          <table:table-cell office:value-type="float" office:value="1.07929623332621">
            <text:p>1.0792962333</text:p>
          </table:table-cell>
          <table:table-cell office:value-type="float" office:value="-24.0991704874594">
            <text:p>-24.0991704875</text:p>
          </table:table-cell>
          <table:table-cell office:value-type="float" office:value="-20.2030078255571">
            <text:p>-20.2030078256</text:p>
          </table:table-cell>
          <table:table-cell office:value-type="float" office:value="31.3229841881665">
            <text:p>31.3229841882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674">
            <text:p>674</text:p>
          </table:table-cell>
          <table:table-cell office:value-type="float" office:value="18238">
            <text:p>18238</text:p>
          </table:table-cell>
          <table:table-cell office:value-type="float" office:value="31792">
            <text:p>31792</text:p>
          </table:table-cell>
          <table:table-cell office:value-type="float" office:value="50400">
            <text:p>50400</text:p>
          </table:table-cell>
          <table:table-cell office:value-type="float" office:value="-427.75">
            <text:p>-427.75</text:p>
          </table:table-cell>
          <table:table-cell office:value-type="float" office:value="-1084.875">
            <text:p>-1084.875</text:p>
          </table:table-cell>
          <table:table-cell office:value-type="float" office:value="455">
            <text:p>455</text:p>
          </table:table-cell>
          <table:table-cell office:value-type="float" office:value="-0.0234537778265161">
            <text:p>-0.0234537778</text:p>
          </table:table-cell>
          <table:table-cell office:value-type="float" office:value="-0.0341241507297433">
            <text:p>-0.0341241507</text:p>
          </table:table-cell>
          <table:table-cell office:value-type="float" office:value="0.00902777777777778">
            <text:p>0.0090277778</text:p>
          </table:table-cell>
          <table:table-cell office:value-type="float" office:value="0.918989933808091">
            <text:p>0.9189899338</text:p>
          </table:table-cell>
          <table:table-cell office:value-type="float" office:value="0.88284780946543">
            <text:p>0.8828478095</text:p>
          </table:table-cell>
          <table:table-cell office:value-type="float" office:value="1.03175696373457">
            <text:p>1.0317569637</text:p>
          </table:table-cell>
          <table:table-cell office:value-type="float" office:value="-29.2058095524551">
            <text:p>-29.2058095525</text:p>
          </table:table-cell>
          <table:table-cell office:value-type="float" office:value="-19.9639317551159">
            <text:p>-19.96393175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3">
            <text:p>3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726">
            <text:p>726</text:p>
          </table:table-cell>
          <table:table-cell office:value-type="float" office:value="19448">
            <text:p>19448</text:p>
          </table:table-cell>
          <table:table-cell office:value-type="float" office:value="31110">
            <text:p>31110</text:p>
          </table:table-cell>
          <table:table-cell office:value-type="float" office:value="50680">
            <text:p>50680</text:p>
          </table:table-cell>
          <table:table-cell office:value-type="float" office:value="-245.625">
            <text:p>-245.625</text:p>
          </table:table-cell>
          <table:table-cell office:value-type="float" office:value="775.625">
            <text:p>775.625</text:p>
          </table:table-cell>
          <table:table-cell office:value-type="float" office:value="1097.625">
            <text:p>1097.625</text:p>
          </table:table-cell>
          <table:table-cell office:value-type="float" office:value="-0.0126298334018922">
            <text:p>-0.0126298334</text:p>
          </table:table-cell>
          <table:table-cell office:value-type="float" office:value="0.024931693989071">
            <text:p>0.024931694</text:p>
          </table:table-cell>
          <table:table-cell office:value-type="float" office:value="0.0216579518547751">
            <text:p>0.0216579519</text:p>
          </table:table-cell>
          <table:table-cell office:value-type="float" office:value="0.956108227969226">
            <text:p>0.956108228</text:p>
          </table:table-cell>
          <table:table-cell office:value-type="float" office:value="1.08847924411747">
            <text:p>1.0884792441</text:p>
          </table:table-cell>
          <table:table-cell office:value-type="float" office:value="1.07672220257366">
            <text:p>1.0767222026</text:p>
          </table:table-cell>
          <table:table-cell office:value-type="float" office:value="0">
            <text:p>0</text:p>
          </table:table-cell>
          <table:table-cell office:value-type="float" office:value="28.1469997100836">
            <text:p>28.1469997101</text:p>
          </table:table-cell>
          <table:table-cell office:value-type="float" office:value="32.3496171044055">
            <text:p>32.3496171044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76">
            <text:p>776</text:p>
          </table:table-cell>
          <table:table-cell office:value-type="float" office:value="20394">
            <text:p>20394</text:p>
          </table:table-cell>
          <table:table-cell office:value-type="float" office:value="34299">
            <text:p>34299</text:p>
          </table:table-cell>
          <table:table-cell office:value-type="float" office:value="56112">
            <text:p>56112</text:p>
          </table:table-cell>
          <table:table-cell office:value-type="float" office:value="-634.5">
            <text:p>-634.5</text:p>
          </table:table-cell>
          <table:table-cell office:value-type="float" office:value="-985">
            <text:p>-985</text:p>
          </table:table-cell>
          <table:table-cell office:value-type="float" office:value="-329">
            <text:p>-329</text:p>
          </table:table-cell>
          <table:table-cell office:value-type="float" office:value="-0.0311120917917034">
            <text:p>-0.0311120918</text:p>
          </table:table-cell>
          <table:table-cell office:value-type="float" office:value="-0.0287180384267763">
            <text:p>-0.0287180384</text:p>
          </table:table-cell>
          <table:table-cell office:value-type="float" office:value="-0.00586327345309381">
            <text:p>-0.0058632735</text:p>
          </table:table-cell>
          <table:table-cell office:value-type="float" office:value="0.893004884750123">
            <text:p>0.8930048848</text:p>
          </table:table-cell>
          <table:table-cell office:value-type="float" office:value="0.901103327939203">
            <text:p>0.9011033279</text:p>
          </table:table-cell>
          <table:table-cell office:value-type="float" office:value="0.97954592374632">
            <text:p>0.9795459237</text:p>
          </table:table-cell>
          <table:table-cell office:value-type="float" office:value="-21.9306293125916">
            <text:p>-21.9306293126</text:p>
          </table:table-cell>
          <table:table-cell office:value-type="float" office:value="-23.7880429701347">
            <text:p>-23.78804297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47">
            <text:p>747</text:p>
          </table:table-cell>
          <table:table-cell office:value-type="float" office:value="19910">
            <text:p>19910</text:p>
          </table:table-cell>
          <table:table-cell office:value-type="float" office:value="34390">
            <text:p>34390</text:p>
          </table:table-cell>
          <table:table-cell office:value-type="float" office:value="57792">
            <text:p>57792</text:p>
          </table:table-cell>
          <table:table-cell office:value-type="float" office:value="-564.5">
            <text:p>-564.5</text:p>
          </table:table-cell>
          <table:table-cell office:value-type="float" office:value="769.5">
            <text:p>769.5</text:p>
          </table:table-cell>
          <table:table-cell office:value-type="float" office:value="-861">
            <text:p>-861</text:p>
          </table:table-cell>
          <table:table-cell office:value-type="float" office:value="-0.0283525866398795">
            <text:p>-0.0283525866</text:p>
          </table:table-cell>
          <table:table-cell office:value-type="float" office:value="0.0223756906077348">
            <text:p>0.0223756906</text:p>
          </table:table-cell>
          <table:table-cell office:value-type="float" office:value="-0.0148982558139535">
            <text:p>-0.0148982558</text:p>
          </table:table-cell>
          <table:table-cell office:value-type="float" office:value="0.902341530331999">
            <text:p>0.9023415303</text:p>
          </table:table-cell>
          <table:table-cell office:value-type="float" office:value="1.07929623332621">
            <text:p>1.0792962333</text:p>
          </table:table-cell>
          <table:table-cell office:value-type="float" office:value="0.948291142382707">
            <text:p>0.9482911424</text:p>
          </table:table-cell>
          <table:table-cell office:value-type="float" office:value="-24.0991704874594">
            <text:p>-24.0991704875</text:p>
          </table:table-cell>
          <table:table-cell office:value-type="float" office:value="31.3229841881665">
            <text:p>31.32298418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3">
            <text:p>3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18238">
            <text:p>18238</text:p>
          </table:table-cell>
          <table:table-cell office:value-type="float" office:value="32900">
            <text:p>32900</text:p>
          </table:table-cell>
          <table:table-cell office:value-type="float" office:value="57354">
            <text:p>57354</text:p>
          </table:table-cell>
          <table:table-cell office:value-type="float" office:value="-427.75">
            <text:p>-427.75</text:p>
          </table:table-cell>
          <table:table-cell office:value-type="float" office:value="-581.5">
            <text:p>-581.5</text:p>
          </table:table-cell>
          <table:table-cell office:value-type="float" office:value="1703.625">
            <text:p>1703.625</text:p>
          </table:table-cell>
          <table:table-cell office:value-type="float" office:value="-0.0234537778265161">
            <text:p>-0.0234537778</text:p>
          </table:table-cell>
          <table:table-cell office:value-type="float" office:value="-0.0176747720364742">
            <text:p>-0.017674772</text:p>
          </table:table-cell>
          <table:table-cell office:value-type="float" office:value="0.0297036823935558">
            <text:p>0.0297036824</text:p>
          </table:table-cell>
          <table:table-cell office:value-type="float" office:value="0.918989933808091">
            <text:p>0.9189899338</text:p>
          </table:table-cell>
          <table:table-cell office:value-type="float" office:value="0.938750597102761">
            <text:p>0.9387505971</text:p>
          </table:table-cell>
          <table:table-cell office:value-type="float" office:value="1.10569221352301">
            <text:p>1.1056922135</text:p>
          </table:table-cell>
          <table:table-cell office:value-type="float" office:value="-29.2058095524551">
            <text:p>-29.2058095525</text:p>
          </table:table-cell>
          <table:table-cell office:value-type="float" office:value="0">
            <text:p>0</text:p>
          </table:table-cell>
          <table:table-cell office:value-type="float" office:value="23.680278488925">
            <text:p>23.680278488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19448">
            <text:p>19448</text:p>
          </table:table-cell>
          <table:table-cell office:value-type="float" office:value="33830">
            <text:p>33830</text:p>
          </table:table-cell>
          <table:table-cell office:value-type="float" office:value="58740">
            <text:p>58740</text:p>
          </table:table-cell>
          <table:table-cell office:value-type="float" office:value="-245.625">
            <text:p>-245.625</text:p>
          </table:table-cell>
          <table:table-cell office:value-type="float" office:value="-575.375">
            <text:p>-575.375</text:p>
          </table:table-cell>
          <table:table-cell office:value-type="float" office:value="1753.125">
            <text:p>1753.125</text:p>
          </table:table-cell>
          <table:table-cell office:value-type="float" office:value="-0.0126298334018922">
            <text:p>-0.0126298334</text:p>
          </table:table-cell>
          <table:table-cell office:value-type="float" office:value="-0.0170078332840674">
            <text:p>-0.0170078333</text:p>
          </table:table-cell>
          <table:table-cell office:value-type="float" office:value="0.0298455056179775">
            <text:p>0.0298455056</text:p>
          </table:table-cell>
          <table:table-cell office:value-type="float" office:value="0.956108227969226">
            <text:p>0.956108228</text:p>
          </table:table-cell>
          <table:table-cell office:value-type="float" office:value="0.941039545636081">
            <text:p>0.9410395456</text:p>
          </table:table-cell>
          <table:table-cell office:value-type="float" office:value="1.10620514790588">
            <text:p>1.1062051479</text:p>
          </table:table-cell>
          <table:table-cell table:number-columns-repeated="2" office:value-type="float" office:value="0">
            <text:p>0</text:p>
          </table:table-cell>
          <table:table-cell office:value-type="float" office:value="23.5693827811852">
            <text:p>23.56938278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18480">
            <text:p>18480</text:p>
          </table:table-cell>
          <table:table-cell office:value-type="float" office:value="33202">
            <text:p>33202</text:p>
          </table:table-cell>
          <table:table-cell office:value-type="float" office:value="58608">
            <text:p>58608</text:p>
          </table:table-cell>
          <table:table-cell office:value-type="float" office:value="-136.5">
            <text:p>-136.5</text:p>
          </table:table-cell>
          <table:table-cell office:value-type="float" office:value="16.25">
            <text:p>16.25</text:p>
          </table:table-cell>
          <table:table-cell office:value-type="float" office:value="1357.125">
            <text:p>1357.125</text:p>
          </table:table-cell>
          <table:table-cell office:value-type="float" office:value="-0.00738636363636364">
            <text:p>-0.0073863636</text:p>
          </table:table-cell>
          <table:table-cell office:value-type="float" office:value="0.000489428347689898">
            <text:p>0.0004894283</text:p>
          </table:table-cell>
          <table:table-cell office:value-type="float" office:value="0.0231559684684685">
            <text:p>0.0231559685</text:p>
          </table:table-cell>
          <table:table-cell office:value-type="float" office:value="0.974254661673554">
            <text:p>0.9742546617</text:p>
          </table:table-cell>
          <table:table-cell office:value-type="float" office:value="1.00171346871553">
            <text:p>1.0017134687</text:p>
          </table:table-cell>
          <table:table-cell office:value-type="float" office:value="1.08209683943604">
            <text:p>1.0820968394</text:p>
          </table:table-cell>
          <table:table-cell table:number-columns-repeated="2" office:value-type="float" office:value="0">
            <text:p>0</text:p>
          </table:table-cell>
          <table:table-cell office:value-type="float" office:value="30.2790967262616">
            <text:p>30.279096726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27">
            <text:p>627</text:p>
          </table:table-cell>
          <table:table-cell office:value-type="float" office:value="16422">
            <text:p>16422</text:p>
          </table:table-cell>
          <table:table-cell office:value-type="float" office:value="32844">
            <text:p>32844</text:p>
          </table:table-cell>
          <table:table-cell office:value-type="float" office:value="57792">
            <text:p>57792</text:p>
          </table:table-cell>
          <table:table-cell office:value-type="float" office:value="-304.5">
            <text:p>-304.5</text:p>
          </table:table-cell>
          <table:table-cell office:value-type="float" office:value="-609">
            <text:p>-609</text:p>
          </table:table-cell>
          <table:table-cell office:value-type="float" office:value="-861">
            <text:p>-861</text:p>
          </table:table-cell>
          <table:table-cell table:number-columns-repeated="2" office:value-type="float" office:value="-0.018542199488491">
            <text:p>-0.0185421995</text:p>
          </table:table-cell>
          <table:table-cell office:value-type="float" office:value="-0.0148982558139535">
            <text:p>-0.0148982558</text:p>
          </table:table-cell>
          <table:table-cell table:number-columns-repeated="2" office:value-type="float" office:value="0.935776175587548">
            <text:p>0.9357761756</text:p>
          </table:table-cell>
          <table:table-cell office:value-type="float" office:value="0.948291142382707">
            <text:p>0.94829114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37">
            <text:p>737</text:p>
          </table:table-cell>
          <table:table-cell office:value-type="float" office:value="1515">
            <text:p>1515</text:p>
          </table:table-cell>
          <table:table-cell office:value-type="float" office:value="19089">
            <text:p>19089</text:p>
          </table:table-cell>
          <table:table-cell office:value-type="float" office:value="33633">
            <text:p>33633</text:p>
          </table:table-cell>
          <table:table-cell office:value-type="float" office:value="59334">
            <text:p>59334</text:p>
          </table:table-cell>
          <table:table-cell office:value-type="float" office:value="-10.5">
            <text:p>-10.5</text:p>
          </table:table-cell>
          <table:table-cell office:value-type="float" office:value="-18.5">
            <text:p>-18.5</text:p>
          </table:table-cell>
          <table:table-cell office:value-type="float" office:value="1093.125">
            <text:p>1093.125</text:p>
          </table:table-cell>
          <table:table-cell table:number-columns-repeated="2" office:value-type="float" office:value="-0.00055005500550055">
            <text:p>-0.000550055</text:p>
          </table:table-cell>
          <table:table-cell office:value-type="float" office:value="0.0184232480533927">
            <text:p>0.0184232481</text:p>
          </table:table-cell>
          <table:table-cell table:number-columns-repeated="2" office:value-type="float" office:value="0.998075400499346">
            <text:p>0.9980754005</text:p>
          </table:table-cell>
          <table:table-cell office:value-type="float" office:value="1.06514662368179">
            <text:p>1.06514662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0748">
            <text:p>20748</text:p>
          </table:table-cell>
          <table:table-cell office:value-type="float" office:value="36556">
            <text:p>36556</text:p>
          </table:table-cell>
          <table:table-cell office:value-type="float" office:value="64020">
            <text:p>64020</text:p>
          </table:table-cell>
          <table:table-cell office:value-type="float" office:value="-273">
            <text:p>-273</text:p>
          </table:table-cell>
          <table:table-cell office:value-type="float" office:value="-481">
            <text:p>-481</text:p>
          </table:table-cell>
          <table:table-cell office:value-type="float" office:value="523.875">
            <text:p>523.875</text:p>
          </table:table-cell>
          <table:table-cell table:number-columns-repeated="2" office:value-type="float" office:value="-0.0131578947368421">
            <text:p>-0.0131578947</text:p>
          </table:table-cell>
          <table:table-cell office:value-type="float" office:value="0.00818298969072165">
            <text:p>0.0081829897</text:p>
          </table:table-cell>
          <table:table-cell table:number-columns-repeated="2" office:value-type="float" office:value="0.954286703601108">
            <text:p>0.9542867036</text:p>
          </table:table-cell>
          <table:table-cell office:value-type="float" office:value="1.02877170810527">
            <text:p>1.02877170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19360">
            <text:p>19360</text:p>
          </table:table-cell>
          <table:table-cell office:value-type="float" office:value="35756">
            <text:p>35756</text:p>
          </table:table-cell>
          <table:table-cell office:value-type="float" office:value="65835">
            <text:p>65835</text:p>
          </table:table-cell>
          <table:table-cell office:value-type="float" office:value="-143">
            <text:p>-143</text:p>
          </table:table-cell>
          <table:table-cell office:value-type="float" office:value="17.5">
            <text:p>17.5</text:p>
          </table:table-cell>
          <table:table-cell office:value-type="float" office:value="193.875">
            <text:p>193.875</text:p>
          </table:table-cell>
          <table:table-cell office:value-type="float" office:value="-0.00738636363636364">
            <text:p>-0.0073863636</text:p>
          </table:table-cell>
          <table:table-cell office:value-type="float" office:value="0.000489428347689898">
            <text:p>0.0004894283</text:p>
          </table:table-cell>
          <table:table-cell office:value-type="float" office:value="0.00294486215538847">
            <text:p>0.0029448622</text:p>
          </table:table-cell>
          <table:table-cell office:value-type="float" office:value="0.974254661673554">
            <text:p>0.9742546617</text:p>
          </table:table-cell>
          <table:table-cell office:value-type="float" office:value="1.00171346871553">
            <text:p>1.0017134687</text:p>
          </table:table-cell>
          <table:table-cell office:value-type="float" office:value="1.01032401508156">
            <text:p>1.0103240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38">
            <text:p>1738</text:p>
          </table:table-cell>
          <table:table-cell office:value-type="float" office:value="17204">
            <text:p>17204</text:p>
          </table:table-cell>
          <table:table-cell office:value-type="float" office:value="33892">
            <text:p>33892</text:p>
          </table:table-cell>
          <table:table-cell office:value-type="float" office:value="64812">
            <text:p>64812</text:p>
          </table:table-cell>
          <table:table-cell office:value-type="float" office:value="-319">
            <text:p>-319</text:p>
          </table:table-cell>
          <table:table-cell office:value-type="float" office:value="530.75">
            <text:p>530.75</text:p>
          </table:table-cell>
          <table:table-cell office:value-type="float" office:value="1002.375">
            <text:p>1002.375</text:p>
          </table:table-cell>
          <table:table-cell office:value-type="float" office:value="-0.018542199488491">
            <text:p>-0.0185421995</text:p>
          </table:table-cell>
          <table:table-cell office:value-type="float" office:value="0.0156600377670247">
            <text:p>0.0156600378</text:p>
          </table:table-cell>
          <table:table-cell office:value-type="float" office:value="0.0154658859470468">
            <text:p>0.0154658859</text:p>
          </table:table-cell>
          <table:table-cell office:value-type="float" office:value="0.935776175587548">
            <text:p>0.9357761756</text:p>
          </table:table-cell>
          <table:table-cell office:value-type="float" office:value="1.055290796279">
            <text:p>1.0552907963</text:p>
          </table:table-cell>
          <table:table-cell office:value-type="float" office:value="1.05459942032579">
            <text:p>1.05459942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19998">
            <text:p>19998</text:p>
          </table:table-cell>
          <table:table-cell office:value-type="float" office:value="36038">
            <text:p>36038</text:p>
          </table:table-cell>
          <table:table-cell office:value-type="float" office:value="66099">
            <text:p>66099</text:p>
          </table:table-cell>
          <table:table-cell office:value-type="float" office:value="-11">
            <text:p>-11</text:p>
          </table:table-cell>
          <table:table-cell office:value-type="float" office:value="148.75">
            <text:p>148.75</text:p>
          </table:table-cell>
          <table:table-cell office:value-type="float" office:value="1060.125">
            <text:p>1060.125</text:p>
          </table:table-cell>
          <table:table-cell office:value-type="float" office:value="-0.00055005500550055">
            <text:p>-0.000550055</text:p>
          </table:table-cell>
          <table:table-cell office:value-type="float" office:value="0.00412758754647872">
            <text:p>0.0041275875</text:p>
          </table:table-cell>
          <table:table-cell office:value-type="float" office:value="0.0160384423364953">
            <text:p>0.0160384423</text:p>
          </table:table-cell>
          <table:table-cell office:value-type="float" office:value="0.998075400499346">
            <text:p>0.9980754005</text:p>
          </table:table-cell>
          <table:table-cell office:value-type="float" office:value="1.01447994889142">
            <text:p>1.0144799489</text:p>
          </table:table-cell>
          <table:table-cell office:value-type="float" office:value="1.05663872217759">
            <text:p>1.05663872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18711">
            <text:p>18711</text:p>
          </table:table-cell>
          <table:table-cell office:value-type="float" office:value="34479">
            <text:p>34479</text:p>
          </table:table-cell>
          <table:table-cell office:value-type="float" office:value="62931">
            <text:p>62931</text:p>
          </table:table-cell>
          <table:table-cell office:value-type="float" office:value="-278.625">
            <text:p>-278.625</text:p>
          </table:table-cell>
          <table:table-cell office:value-type="float" office:value="16.875">
            <text:p>16.875</text:p>
          </table:table-cell>
          <table:table-cell office:value-type="float" office:value="354.75">
            <text:p>354.75</text:p>
          </table:table-cell>
          <table:table-cell office:value-type="float" office:value="-0.0148909732243066">
            <text:p>-0.0148909732</text:p>
          </table:table-cell>
          <table:table-cell office:value-type="float" office:value="0.000489428347689898">
            <text:p>0.0004894283</text:p>
          </table:table-cell>
          <table:table-cell office:value-type="float" office:value="0.0056371263765076">
            <text:p>0.0056371264</text:p>
          </table:table-cell>
          <table:table-cell office:value-type="float" office:value="0.948316206238718">
            <text:p>0.9483162062</text:p>
          </table:table-cell>
          <table:table-cell office:value-type="float" office:value="1.00171346871553">
            <text:p>1.0017134687</text:p>
          </table:table-cell>
          <table:table-cell office:value-type="float" office:value="1.01979222561759">
            <text:p>1.01979222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29">
            <text:p>829</text:p>
          </table:table-cell>
          <table:table-cell office:value-type="float" office:value="1175">
            <text:p>1175</text:p>
          </table:table-cell>
          <table:table-cell office:value-type="float" office:value="1721">
            <text:p>1721</text:p>
          </table:table-cell>
          <table:table-cell office:value-type="float" office:value="18030">
            <text:p>18030</text:p>
          </table:table-cell>
          <table:table-cell office:value-type="float" office:value="32784">
            <text:p>32784</text:p>
          </table:table-cell>
          <table:table-cell office:value-type="float" office:value="60159">
            <text:p>60159</text:p>
          </table:table-cell>
          <table:table-cell office:value-type="float" office:value="-192.25">
            <text:p>-192.25</text:p>
          </table:table-cell>
          <table:table-cell office:value-type="float" office:value="144.875">
            <text:p>144.875</text:p>
          </table:table-cell>
          <table:table-cell office:value-type="float" office:value="12.375">
            <text:p>12.375</text:p>
          </table:table-cell>
          <table:table-cell office:value-type="float" office:value="-0.0106627842484748">
            <text:p>-0.0106627842</text:p>
          </table:table-cell>
          <table:table-cell office:value-type="float" office:value="0.00441907637872133">
            <text:p>0.0044190764</text:p>
          </table:table-cell>
          <table:table-cell office:value-type="float" office:value="0.000205704882062534">
            <text:p>0.0002057049</text:p>
          </table:table-cell>
          <table:table-cell office:value-type="float" office:value="0.96290309726748">
            <text:p>0.9629030973</text:p>
          </table:table-cell>
          <table:table-cell office:value-type="float" office:value="1.01550504266816">
            <text:p>1.0155050427</text:p>
          </table:table-cell>
          <table:table-cell office:value-type="float" office:value="1.00072005002364">
            <text:p>1.000720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18832">
            <text:p>18832</text:p>
          </table:table-cell>
          <table:table-cell office:value-type="float" office:value="33966">
            <text:p>33966</text:p>
          </table:table-cell>
          <table:table-cell office:value-type="float" office:value="64812">
            <text:p>64812</text:p>
          </table:table-cell>
          <table:table-cell office:value-type="float" office:value="-22.375">
            <text:p>-22.375</text:p>
          </table:table-cell>
          <table:table-cell office:value-type="float" office:value="468.625">
            <text:p>468.625</text:p>
          </table:table-cell>
          <table:table-cell office:value-type="float" office:value="396">
            <text:p>396</text:p>
          </table:table-cell>
          <table:table-cell office:value-type="float" office:value="-0.00118813721325404">
            <text:p>-0.0011881372</text:p>
          </table:table-cell>
          <table:table-cell office:value-type="float" office:value="0.0137968851204145">
            <text:p>0.0137968851</text:p>
          </table:table-cell>
          <table:table-cell office:value-type="float" office:value="0.00610997963340122">
            <text:p>0.0061099796</text:p>
          </table:table-cell>
          <table:table-cell office:value-type="float" office:value="0.995844286626884">
            <text:p>0.9958442866</text:p>
          </table:table-cell>
          <table:table-cell office:value-type="float" office:value="1.04866219183794">
            <text:p>1.0486621918</text:p>
          </table:table-cell>
          <table:table-cell office:value-type="float" office:value="1.0214580991451">
            <text:p>1.02145809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940">
            <text:p>1940</text:p>
          </table:table-cell>
          <table:table-cell office:value-type="float" office:value="19764">
            <text:p>19764</text:p>
          </table:table-cell>
          <table:table-cell office:value-type="float" office:value="36038">
            <text:p>36038</text:p>
          </table:table-cell>
          <table:table-cell office:value-type="float" office:value="67815">
            <text:p>67815</text:p>
          </table:table-cell>
          <table:table-cell office:value-type="float" office:value="-350.625">
            <text:p>-350.625</text:p>
          </table:table-cell>
          <table:table-cell office:value-type="float" office:value="-170.5">
            <text:p>-170.5</text:p>
          </table:table-cell>
          <table:table-cell office:value-type="float" office:value="-107.25">
            <text:p>-107.25</text:p>
          </table:table-cell>
          <table:table-cell office:value-type="float" office:value="-0.0177405889496053">
            <text:p>-0.0177405889</text:p>
          </table:table-cell>
          <table:table-cell office:value-type="float" office:value="-0.0047311171541151">
            <text:p>-0.0047311172</text:p>
          </table:table-cell>
          <table:table-cell office:value-type="float" office:value="-0.00158150851581509">
            <text:p>-0.0015815085</text:p>
          </table:table-cell>
          <table:table-cell office:value-type="float" office:value="0.938524806529088">
            <text:p>0.9385248065</text:p>
          </table:table-cell>
          <table:table-cell office:value-type="float" office:value="0.983484961560868">
            <text:p>0.9834849616</text:p>
          </table:table-cell>
          <table:table-cell office:value-type="float" office:value="0.994469622486251">
            <text:p>0.99446962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18519">
            <text:p>18519</text:p>
          </table:table-cell>
          <table:table-cell office:value-type="float" office:value="33858">
            <text:p>33858</text:p>
          </table:table-cell>
          <table:table-cell office:value-type="float" office:value="66858">
            <text:p>66858</text:p>
          </table:table-cell>
          <table:table-cell office:value-type="float" office:value="-40.5">
            <text:p>-40.5</text:p>
          </table:table-cell>
          <table:table-cell office:value-type="float" office:value="-377.125">
            <text:p>-377.125</text:p>
          </table:table-cell>
          <table:table-cell office:value-type="float" office:value="774.25">
            <text:p>774.25</text:p>
          </table:table-cell>
          <table:table-cell office:value-type="float" office:value="-0.00218694313947837">
            <text:p>-0.0021869431</text:p>
          </table:table-cell>
          <table:table-cell office:value-type="float" office:value="-0.0111384310945714">
            <text:p>-0.0111384311</text:p>
          </table:table-cell>
          <table:table-cell office:value-type="float" office:value="0.0115805139250351">
            <text:p>0.0115805139</text:p>
          </table:table-cell>
          <table:table-cell office:value-type="float" office:value="0.992355073143604">
            <text:p>0.9923550731</text:p>
          </table:table-cell>
          <table:table-cell office:value-type="float" office:value="0.961258657877607">
            <text:p>0.9612586579</text:p>
          </table:table-cell>
          <table:table-cell office:value-type="float" office:value="1.04079465101105">
            <text:p>1.0407946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78">
            <text:p>978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8412">
            <text:p>18412</text:p>
          </table:table-cell>
          <table:table-cell office:value-type="float" office:value="33966">
            <text:p>33966</text:p>
          </table:table-cell>
          <table:table-cell office:value-type="float" office:value="65934">
            <text:p>65934</text:p>
          </table:table-cell>
          <table:table-cell office:value-type="float" office:value="-173.75">
            <text:p>-173.75</text:p>
          </table:table-cell>
          <table:table-cell office:value-type="float" office:value="154.375">
            <text:p>154.375</text:p>
          </table:table-cell>
          <table:table-cell office:value-type="float" office:value="299.625">
            <text:p>299.625</text:p>
          </table:table-cell>
          <table:table-cell office:value-type="float" office:value="-0.00943678036063437">
            <text:p>-0.0094367804</text:p>
          </table:table-cell>
          <table:table-cell office:value-type="float" office:value="0.00454498616263322">
            <text:p>0.0045449862</text:p>
          </table:table-cell>
          <table:table-cell office:value-type="float" office:value="0.00454431704431704">
            <text:p>0.004544317</text:p>
          </table:table-cell>
          <table:table-cell office:value-type="float" office:value="0.967145812271986">
            <text:p>0.9671458123</text:p>
          </table:table-cell>
          <table:table-cell office:value-type="float" office:value="1.01594793909168">
            <text:p>1.0159479391</text:p>
          </table:table-cell>
          <table:table-cell office:value-type="float" office:value="1.01594558525721">
            <text:p>1.01594558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19057">
            <text:p>19057</text:p>
          </table:table-cell>
          <table:table-cell office:value-type="float" office:value="35020">
            <text:p>35020</text:p>
          </table:table-cell>
          <table:table-cell office:value-type="float" office:value="67980">
            <text:p>67980</text:p>
          </table:table-cell>
          <table:table-cell office:value-type="float" office:value="-348.25">
            <text:p>-348.25</text:p>
          </table:table-cell>
          <table:table-cell office:value-type="float" office:value="-166">
            <text:p>-166</text:p>
          </table:table-cell>
          <table:table-cell office:value-type="float" office:value="-561.375">
            <text:p>-561.375</text:p>
          </table:table-cell>
          <table:table-cell office:value-type="float" office:value="-0.0182741249934407">
            <text:p>-0.018274125</text:p>
          </table:table-cell>
          <table:table-cell office:value-type="float" office:value="-0.0047401484865791">
            <text:p>-0.0047401485</text:p>
          </table:table-cell>
          <table:table-cell office:value-type="float" office:value="-0.00825794351279788">
            <text:p>-0.0082579435</text:p>
          </table:table-cell>
          <table:table-cell office:value-type="float" office:value="0.936695092065738">
            <text:p>0.9366950921</text:p>
          </table:table-cell>
          <table:table-cell office:value-type="float" office:value="0.983453519552016">
            <text:p>0.9834535196</text:p>
          </table:table-cell>
          <table:table-cell office:value-type="float" office:value="0.971230857222086">
            <text:p>0.97123085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80">
            <text:p>880</text:p>
          </table:table-cell>
          <table:table-cell table:number-columns-repeated="2" office:value-type="float" office:value="1907">
            <text:p>1907</text:p>
          </table:table-cell>
          <table:table-cell office:value-type="float" office:value="17649">
            <text:p>17649</text:p>
          </table:table-cell>
          <table:table-cell office:value-type="float" office:value="32829">
            <text:p>32829</text:p>
          </table:table-cell>
          <table:table-cell office:value-type="float" office:value="65241">
            <text:p>65241</text:p>
          </table:table-cell>
          <table:table-cell office:value-type="float" office:value="-531.142857142857">
            <text:p>-531.1428571429</text:p>
          </table:table-cell>
          <table:table-cell office:value-type="float" office:value="-968.5">
            <text:p>-968.5</text:p>
          </table:table-cell>
          <table:table-cell office:value-type="float" office:value="-1070.57142857143">
            <text:p>-1070.5714285714</text:p>
          </table:table-cell>
          <table:table-cell office:value-type="float" office:value="-0.0300947848117659">
            <text:p>-0.0300947848</text:p>
          </table:table-cell>
          <table:table-cell office:value-type="float" office:value="-0.0295013555088489">
            <text:p>-0.0295013555</text:p>
          </table:table-cell>
          <table:table-cell office:value-type="float" office:value="-0.0164094883366507">
            <text:p>-0.0164094883</text:p>
          </table:table-cell>
          <table:table-cell office:value-type="float" office:value="0.896443417461638">
            <text:p>0.8964434175</text:p>
          </table:table-cell>
          <table:table-cell office:value-type="float" office:value="0.898451102473674">
            <text:p>0.8984511025</text:p>
          </table:table-cell>
          <table:table-cell office:value-type="float" office:value="0.943094562584365">
            <text:p>0.9430945626</text:p>
          </table:table-cell>
          <table:table-cell office:value-type="float" office:value="-22.68379752886">
            <text:p>-22.6837975289</text:p>
          </table:table-cell>
          <table:table-cell office:value-type="float" office:value="-23.1471317216477">
            <text:p>-23.1471317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17381">
            <text:p>17381</text:p>
          </table:table-cell>
          <table:table-cell office:value-type="float" office:value="33784">
            <text:p>33784</text:p>
          </table:table-cell>
          <table:table-cell office:value-type="float" office:value="69125">
            <text:p>69125</text:p>
          </table:table-cell>
          <table:table-cell office:value-type="float" office:value="0">
            <text:p>0</text:p>
          </table:table-cell>
          <table:table-cell office:value-type="float" office:value="-628.166666666667">
            <text:p>-628.1666666667</text:p>
          </table:table-cell>
          <table:table-cell office:value-type="float" office:value="-1089.5">
            <text:p>-1089.5</text:p>
          </table:table-cell>
          <table:table-cell office:value-type="float" office:value="0">
            <text:p>0</text:p>
          </table:table-cell>
          <table:table-cell office:value-type="float" office:value="-0.0185936143342016">
            <text:p>-0.0185936143</text:p>
          </table:table-cell>
          <table:table-cell office:value-type="float" office:value="-0.0157613019891501">
            <text:p>-0.015761302</text:p>
          </table:table-cell>
          <table:table-cell office:value-type="float" office:value="0.95">
            <text:p>0.95</text:p>
          </table:table-cell>
          <table:table-cell office:value-type="float" office:value="0.935599965918552">
            <text:p>0.9355999659</text:p>
          </table:table-cell>
          <table:table-cell office:value-type="float" office:value="0.945322343573145">
            <text:p>0.94532234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16640">
            <text:p>16640</text:p>
          </table:table-cell>
          <table:table-cell office:value-type="float" office:value="31246">
            <text:p>31246</text:p>
          </table:table-cell>
          <table:table-cell office:value-type="float" office:value="62556">
            <text:p>62556</text:p>
          </table:table-cell>
          <table:table-cell office:value-type="float" office:value="-473.2">
            <text:p>-473.2</text:p>
          </table:table-cell>
          <table:table-cell office:value-type="float" office:value="-888.6">
            <text:p>-888.6</text:p>
          </table:table-cell>
          <table:table-cell office:value-type="float" office:value="-1122.6">
            <text:p>-1122.6</text:p>
          </table:table-cell>
          <table:table-cell office:value-type="float" office:value="-0.0284375">
            <text:p>-0.0284375</text:p>
          </table:table-cell>
          <table:table-cell office:value-type="float" office:value="-0.028438840171542">
            <text:p>-0.0284388402</text:p>
          </table:table-cell>
          <table:table-cell office:value-type="float" office:value="-0.0179455208133512">
            <text:p>-0.0179455208</text:p>
          </table:table-cell>
          <table:table-cell office:value-type="float" office:value="0.90205378515625">
            <text:p>0.9020537852</text:p>
          </table:table-cell>
          <table:table-cell office:value-type="float" office:value="0.902049243954996">
            <text:p>0.902049244</text:p>
          </table:table-cell>
          <table:table-cell office:value-type="float" office:value="0.937821878919105">
            <text:p>0.9378218789</text:p>
          </table:table-cell>
          <table:table-cell office:value-type="float" office:value="-24.0261663594072">
            <text:p>-24.0261663594</text:p>
          </table:table-cell>
          <table:table-cell office:value-type="float" office:value="-24.0250176433774">
            <text:p>-24.02501764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88">
            <text:p>988</text:p>
          </table:table-cell>
          <table:table-cell office:value-type="float" office:value="2055">
            <text:p>2055</text:p>
          </table:table-cell>
          <table:table-cell office:value-type="float" office:value="16046">
            <text:p>16046</text:p>
          </table:table-cell>
          <table:table-cell office:value-type="float" office:value="30518">
            <text:p>30518</text:p>
          </table:table-cell>
          <table:table-cell office:value-type="float" office:value="61740">
            <text:p>61740</text:p>
          </table:table-cell>
          <table:table-cell office:value-type="float" office:value="-752.75">
            <text:p>-752.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469120029913997">
            <text:p>-0.046912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840121432138444">
            <text:p>0.8401214321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-14.4261272859193">
            <text:p>-14.42612728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5">
            <text:p>5</text:p>
          </table:table-cell>
          <table:table-cell office:value-type="float" office:value="950">
            <text:p>950</text:p>
          </table:table-cell>
          <table:table-cell office:value-type="float" office:value="1366">
            <text:p>1366</text:p>
          </table:table-cell>
          <table:table-cell office:value-type="float" office:value="2026">
            <text:p>2026</text:p>
          </table:table-cell>
          <table:table-cell office:value-type="float" office:value="15532">
            <text:p>15532</text:p>
          </table:table-cell>
          <table:table-cell office:value-type="float" office:value="29944">
            <text:p>29944</text:p>
          </table:table-cell>
          <table:table-cell office:value-type="float" office:value="60935">
            <text:p>60935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5">
            <text:p>5</text:p>
          </table:table-cell>
          <table:table-cell office:value-type="float" office:value="916">
            <text:p>916</text:p>
          </table:table-cell>
          <table:table-cell office:value-type="float" office:value="1336">
            <text:p>1336</text:p>
          </table:table-cell>
          <table:table-cell office:value-type="float" office:value="1998">
            <text:p>1998</text:p>
          </table:table-cell>
          <table:table-cell office:value-type="float" office:value="15034">
            <text:p>15034</text:p>
          </table:table-cell>
          <table:table-cell office:value-type="float" office:value="29281">
            <text:p>29281</text:p>
          </table:table-cell>
          <table:table-cell office:value-type="float" office:value="60140">
            <text:p>60140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5.75">
            <text:p>255.75</text:p>
          </table:table-cell>
          <table:table-cell office:value-type="float" office:value="12313">
            <text:p>12313</text:p>
          </table:table-cell>
          <table:table-cell office:value-type="float" office:value="33533">
            <text:p>33533</text:p>
          </table:table-cell>
          <table:table-cell office:value-type="float" office:value="21.375">
            <text:p>21.375</text:p>
          </table:table-cell>
          <table:table-cell table:number-columns-repeated="3" office:value-type="float" office:value="5">
            <text:p>5</text:p>
          </table:table-cell>
          <table:table-cell office:value-type="float" office:value="974">
            <text:p>974</text:p>
          </table:table-cell>
          <table:table-cell office:value-type="float" office:value="1398">
            <text:p>1398</text:p>
          </table:table-cell>
          <table:table-cell office:value-type="float" office:value="2060">
            <text:p>2060</text:p>
          </table:table-cell>
          <table:table-cell office:value-type="float" office:value="14551">
            <text:p>14551</text:p>
          </table:table-cell>
          <table:table-cell office:value-type="float" office:value="28874">
            <text:p>28874</text:p>
          </table:table-cell>
          <table:table-cell office:value-type="float" office:value="59356">
            <text:p>59356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78">
            <text:p>278</text:p>
          </table:table-cell>
          <table:table-cell office:value-type="float" office:value="12320.3333333333">
            <text:p>12320.3333333333</text:p>
          </table:table-cell>
          <table:table-cell office:value-type="float" office:value="30551">
            <text:p>30551</text:p>
          </table:table-cell>
          <table:table-cell office:value-type="float" office:value="22.8">
            <text:p>22.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91">
            <text:p>891</text:p>
          </table:table-cell>
          <table:table-cell office:value-type="float" office:value="1977">
            <text:p>1977</text:p>
          </table:table-cell>
          <table:table-cell office:value-type="float" office:value="14085">
            <text:p>14085</text:p>
          </table:table-cell>
          <table:table-cell office:value-type="float" office:value="28168">
            <text:p>28168</text:p>
          </table:table-cell>
          <table:table-cell office:value-type="float" office:value="58582">
            <text:p>5858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13" table:number-columns-repeated="2" table:default-cell-style-name="Default"/>
        <table:table-column table:style-name="co19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table:number-columns-repeated="2"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9">
            <text:p>25.9</text:p>
          </table:table-cell>
          <table:table-cell office:value-type="float" office:value="39.3">
            <text:p>39.3</text:p>
          </table:table-cell>
          <table:table-cell office:value-type="float" office:value="56.5">
            <text:p>56.5</text:p>
          </table:table-cell>
          <table:table-cell office:value-type="float" office:value="25650">
            <text:p>25650</text:p>
          </table:table-cell>
          <table:table-cell office:value-type="float" office:value="30854">
            <text:p>30854</text:p>
          </table:table-cell>
          <table:table-cell office:value-type="float" office:value="32812">
            <text:p>328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3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30:45.38</dc:date>
    <dc:creator>Liam Widdess</dc:creator>
    <meta:editing-duration>P2DT3H30M47S</meta:editing-duration>
    <meta:editing-cycles>185</meta:editing-cycles>
    <meta:generator>OpenOffice/4.1.7$Win32 OpenOffice.org_project/417m1$Build-9800</meta:generator>
    <meta:document-statistic meta:table-count="8" meta:cell-count="1199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534">
                <text:p>1553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060">
                <text:p>8060</text:p>
              </table:table-cell>
              <table:table-cell office:value-type="float" office:value="10483">
                <text:p>10483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730">
                <text:p>7730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705">
                <text:p>7705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092">
                <text:p>8092</text:p>
              </table:table-cell>
              <table:table-cell office:value-type="float" office:value="10468">
                <text:p>10468</text:p>
              </table:table-cell>
              <table:table-cell office:value-type="float" office:value="15674">
                <text:p>1567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100">
                <text:p>8100</text:p>
              </table:table-cell>
              <table:table-cell office:value-type="float" office:value="10350">
                <text:p>10350</text:p>
              </table:table-cell>
              <table:table-cell office:value-type="float" office:value="15247">
                <text:p>1524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730">
                <text:p>7730</text:p>
              </table:table-cell>
              <table:table-cell office:value-type="float" office:value="11362">
                <text:p>11362</text:p>
              </table:table-cell>
              <table:table-cell office:value-type="float" office:value="18083">
                <text:p>1808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838">
                <text:p>7838</text:p>
              </table:table-cell>
              <table:table-cell office:value-type="float" office:value="12054">
                <text:p>12054</text:p>
              </table:table-cell>
              <table:table-cell office:value-type="float" office:value="16436">
                <text:p>1643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072">
                <text:p>8072</text:p>
              </table:table-cell>
              <table:table-cell office:value-type="float" office:value="10790">
                <text:p>10790</text:p>
              </table:table-cell>
              <table:table-cell office:value-type="float" office:value="15442">
                <text:p>1544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002">
                <text:p>8002</text:p>
              </table:table-cell>
              <table:table-cell office:value-type="float" office:value="10960">
                <text:p>10960</text:p>
              </table:table-cell>
              <table:table-cell office:value-type="float" office:value="15565">
                <text:p>1556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768">
                <text:p>7768</text:p>
              </table:table-cell>
              <table:table-cell office:value-type="float" office:value="10930">
                <text:p>10930</text:p>
              </table:table-cell>
              <table:table-cell office:value-type="float" office:value="18083">
                <text:p>1808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832">
                <text:p>7832</text:p>
              </table:table-cell>
              <table:table-cell office:value-type="float" office:value="11235">
                <text:p>11235</text:p>
              </table:table-cell>
              <table:table-cell office:value-type="float" office:value="16268">
                <text:p>1626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040">
                <text:p>8040</text:p>
              </table:table-cell>
              <table:table-cell office:value-type="float" office:value="10944">
                <text:p>10944</text:p>
              </table:table-cell>
              <table:table-cell office:value-type="float" office:value="18195">
                <text:p>1819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630">
                <text:p>8630</text:p>
              </table:table-cell>
              <table:table-cell office:value-type="float" office:value="12172">
                <text:p>12172</text:p>
              </table:table-cell>
              <table:table-cell office:value-type="float" office:value="20950">
                <text:p>2095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522">
                <text:p>8522</text:p>
              </table:table-cell>
              <table:table-cell office:value-type="float" office:value="13024">
                <text:p>13024</text:p>
              </table:table-cell>
              <table:table-cell office:value-type="float" office:value="19245">
                <text:p>1924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805">
                <text:p>8805</text:p>
              </table:table-cell>
              <table:table-cell office:value-type="float" office:value="12120">
                <text:p>12120</text:p>
              </table:table-cell>
              <table:table-cell office:value-type="float" office:value="18885">
                <text:p>18885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720">
                <text:p>8720</text:p>
              </table:table-cell>
              <table:table-cell office:value-type="float" office:value="13580">
                <text:p>13580</text:p>
              </table:table-cell>
              <table:table-cell office:value-type="float" office:value="19598">
                <text:p>19598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602">
                <text:p>8602</text:p>
              </table:table-cell>
              <table:table-cell office:value-type="float" office:value="14469">
                <text:p>14469</text:p>
              </table:table-cell>
              <table:table-cell office:value-type="float" office:value="20113">
                <text:p>20113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627">
                <text:p>8627</text:p>
              </table:table-cell>
              <table:table-cell office:value-type="float" office:value="14458">
                <text:p>14458</text:p>
              </table:table-cell>
              <table:table-cell office:value-type="float" office:value="21867">
                <text:p>218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595">
                <text:p>8595</text:p>
              </table:table-cell>
              <table:table-cell office:value-type="float" office:value="14506">
                <text:p>14506</text:p>
              </table:table-cell>
              <table:table-cell office:value-type="float" office:value="24790">
                <text:p>2479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910">
                <text:p>9910</text:p>
              </table:table-cell>
              <table:table-cell office:value-type="float" office:value="15859">
                <text:p>15859</text:p>
              </table:table-cell>
              <table:table-cell office:value-type="float" office:value="26835">
                <text:p>2683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180">
                <text:p>11180</text:p>
              </table:table-cell>
              <table:table-cell office:value-type="float" office:value="15678">
                <text:p>15678</text:p>
              </table:table-cell>
              <table:table-cell office:value-type="float" office:value="26537">
                <text:p>2653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680">
                <text:p>10680</text:p>
              </table:table-cell>
              <table:table-cell office:value-type="float" office:value="16252">
                <text:p>16252</text:p>
              </table:table-cell>
              <table:table-cell office:value-type="float" office:value="26043">
                <text:p>2604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373">
                <text:p>10373</text:p>
              </table:table-cell>
              <table:table-cell office:value-type="float" office:value="17449">
                <text:p>17449</text:p>
              </table:table-cell>
              <table:table-cell office:value-type="float" office:value="26063">
                <text:p>2606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522">
                <text:p>10522</text:p>
              </table:table-cell>
              <table:table-cell office:value-type="float" office:value="18022">
                <text:p>18022</text:p>
              </table:table-cell>
              <table:table-cell office:value-type="float" office:value="27496">
                <text:p>2749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762">
                <text:p>10762</text:p>
              </table:table-cell>
              <table:table-cell office:value-type="float" office:value="18582">
                <text:p>18582</text:p>
              </table:table-cell>
              <table:table-cell office:value-type="float" office:value="29246">
                <text:p>2924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742">
                <text:p>11742</text:p>
              </table:table-cell>
              <table:table-cell office:value-type="float" office:value="18116">
                <text:p>18116</text:p>
              </table:table-cell>
              <table:table-cell office:value-type="float" office:value="29172">
                <text:p>2917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310">
                <text:p>13310</text:p>
              </table:table-cell>
              <table:table-cell office:value-type="float" office:value="18375">
                <text:p>18375</text:p>
              </table:table-cell>
              <table:table-cell office:value-type="float" office:value="30738">
                <text:p>30738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675">
                <text:p>14675</text:p>
              </table:table-cell>
              <table:table-cell office:value-type="float" office:value="19495">
                <text:p>19495</text:p>
              </table:table-cell>
              <table:table-cell office:value-type="float" office:value="31588">
                <text:p>3158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48">
                <text:p>14248</text:p>
              </table:table-cell>
              <table:table-cell office:value-type="float" office:value="20190">
                <text:p>20190</text:p>
              </table:table-cell>
              <table:table-cell office:value-type="float" office:value="29533">
                <text:p>2953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816">
                <text:p>13816</text:p>
              </table:table-cell>
              <table:table-cell office:value-type="float" office:value="20432">
                <text:p>20432</text:p>
              </table:table-cell>
              <table:table-cell office:value-type="float" office:value="28614">
                <text:p>2861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026">
                <text:p>14026</text:p>
              </table:table-cell>
              <table:table-cell office:value-type="float" office:value="22030">
                <text:p>22030</text:p>
              </table:table-cell>
              <table:table-cell office:value-type="float" office:value="31068">
                <text:p>3106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580">
                <text:p>14580</text:p>
              </table:table-cell>
              <table:table-cell office:value-type="float" office:value="22216">
                <text:p>22216</text:p>
              </table:table-cell>
              <table:table-cell office:value-type="float" office:value="33063">
                <text:p>33063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395">
                <text:p>15395</text:p>
              </table:table-cell>
              <table:table-cell office:value-type="float" office:value="20983">
                <text:p>20983</text:p>
              </table:table-cell>
              <table:table-cell office:value-type="float" office:value="35083">
                <text:p>3508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572">
                <text:p>15572</text:p>
              </table:table-cell>
              <table:table-cell office:value-type="float" office:value="22804">
                <text:p>22804</text:p>
              </table:table-cell>
              <table:table-cell office:value-type="float" office:value="38874">
                <text:p>3887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945">
                <text:p>16945</text:p>
              </table:table-cell>
              <table:table-cell office:value-type="float" office:value="23861">
                <text:p>23861</text:p>
              </table:table-cell>
              <table:table-cell office:value-type="float" office:value="41043">
                <text:p>41043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835">
                <text:p>16835</text:p>
              </table:table-cell>
              <table:table-cell office:value-type="float" office:value="23901">
                <text:p>23901</text:p>
              </table:table-cell>
              <table:table-cell office:value-type="float" office:value="41037">
                <text:p>4103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5280">
                <text:p>25280</text:p>
              </table:table-cell>
              <table:table-cell office:value-type="float" office:value="43274">
                <text:p>4327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372">
                <text:p>26372</text:p>
              </table:table-cell>
              <table:table-cell office:value-type="float" office:value="44315">
                <text:p>4431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88">
                <text:p>16688</text:p>
              </table:table-cell>
              <table:table-cell office:value-type="float" office:value="28527">
                <text:p>28527</text:p>
              </table:table-cell>
              <table:table-cell office:value-type="float" office:value="46199">
                <text:p>4619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54">
                <text:p>17454</text:p>
              </table:table-cell>
              <table:table-cell office:value-type="float" office:value="29382">
                <text:p>29382</text:p>
              </table:table-cell>
              <table:table-cell office:value-type="float" office:value="49829">
                <text:p>49829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30830">
                <text:p>30830</text:p>
              </table:table-cell>
              <table:table-cell office:value-type="float" office:value="52725">
                <text:p>52725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740">
                <text:p>20740</text:p>
              </table:table-cell>
              <table:table-cell office:value-type="float" office:value="31444">
                <text:p>31444</text:p>
              </table:table-cell>
              <table:table-cell office:value-type="float" office:value="51780">
                <text:p>5178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2878">
                <text:p>32878</text:p>
              </table:table-cell>
              <table:table-cell office:value-type="float" office:value="49018">
                <text:p>4901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05">
                <text:p>21505</text:p>
              </table:table-cell>
              <table:table-cell office:value-type="float" office:value="34560">
                <text:p>34560</text:p>
              </table:table-cell>
              <table:table-cell office:value-type="float" office:value="49397">
                <text:p>49397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429">
                <text:p>22429</text:p>
              </table:table-cell>
              <table:table-cell office:value-type="float" office:value="36025">
                <text:p>36025</text:p>
              </table:table-cell>
              <table:table-cell office:value-type="float" office:value="50938">
                <text:p>5093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386">
                <text:p>23386</text:p>
              </table:table-cell>
              <table:table-cell office:value-type="float" office:value="35828">
                <text:p>35828</text:p>
              </table:table-cell>
              <table:table-cell office:value-type="float" office:value="50929">
                <text:p>50929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4232">
                <text:p>24232</text:p>
              </table:table-cell>
              <table:table-cell office:value-type="float" office:value="33354">
                <text:p>33354</text:p>
              </table:table-cell>
              <table:table-cell office:value-type="float" office:value="47386">
                <text:p>4738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4246">
                <text:p>24246</text:p>
              </table:table-cell>
              <table:table-cell office:value-type="float" office:value="33518">
                <text:p>33518</text:p>
              </table:table-cell>
              <table:table-cell office:value-type="float" office:value="47507">
                <text:p>47507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0610">
                <text:p>20610</text:p>
              </table:table-cell>
              <table:table-cell office:value-type="float" office:value="34410">
                <text:p>34410</text:p>
              </table:table-cell>
              <table:table-cell office:value-type="float" office:value="49466">
                <text:p>4946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2320">
                <text:p>22320</text:p>
              </table:table-cell>
              <table:table-cell office:value-type="float" office:value="34882">
                <text:p>34882</text:p>
              </table:table-cell>
              <table:table-cell office:value-type="float" office:value="49458">
                <text:p>49458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1120">
                <text:p>21120</text:p>
              </table:table-cell>
              <table:table-cell office:value-type="float" office:value="33120">
                <text:p>33120</text:p>
              </table:table-cell>
              <table:table-cell office:value-type="float" office:value="50400">
                <text:p>50400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8810">
                <text:p>18810</text:p>
              </table:table-cell>
              <table:table-cell office:value-type="float" office:value="31760">
                <text:p>31760</text:p>
              </table:table-cell>
              <table:table-cell office:value-type="float" office:value="50680">
                <text:p>5068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394">
                <text:p>20394</text:p>
              </table:table-cell>
              <table:table-cell office:value-type="float" office:value="32624">
                <text:p>32624</text:p>
              </table:table-cell>
              <table:table-cell office:value-type="float" office:value="51912">
                <text:p>51912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910">
                <text:p>19910</text:p>
              </table:table-cell>
              <table:table-cell office:value-type="float" office:value="33808">
                <text:p>33808</text:p>
              </table:table-cell>
              <table:table-cell office:value-type="float" office:value="50680">
                <text:p>5068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8238">
                <text:p>18238</text:p>
              </table:table-cell>
              <table:table-cell office:value-type="float" office:value="31792">
                <text:p>31792</text:p>
              </table:table-cell>
              <table:table-cell office:value-type="float" office:value="50400">
                <text:p>5040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9448">
                <text:p>19448</text:p>
              </table:table-cell>
              <table:table-cell office:value-type="float" office:value="31110">
                <text:p>31110</text:p>
              </table:table-cell>
              <table:table-cell office:value-type="float" office:value="50680">
                <text:p>506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0394">
                <text:p>20394</text:p>
              </table:table-cell>
              <table:table-cell office:value-type="float" office:value="34299">
                <text:p>34299</text:p>
              </table:table-cell>
              <table:table-cell office:value-type="float" office:value="56112">
                <text:p>5611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9910">
                <text:p>19910</text:p>
              </table:table-cell>
              <table:table-cell office:value-type="float" office:value="34390">
                <text:p>34390</text:p>
              </table:table-cell>
              <table:table-cell office:value-type="float" office:value="57792">
                <text:p>5779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8238">
                <text:p>18238</text:p>
              </table:table-cell>
              <table:table-cell office:value-type="float" office:value="32900">
                <text:p>32900</text:p>
              </table:table-cell>
              <table:table-cell office:value-type="float" office:value="57354">
                <text:p>5735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9448">
                <text:p>19448</text:p>
              </table:table-cell>
              <table:table-cell office:value-type="float" office:value="33830">
                <text:p>33830</text:p>
              </table:table-cell>
              <table:table-cell office:value-type="float" office:value="58740">
                <text:p>5874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8480">
                <text:p>18480</text:p>
              </table:table-cell>
              <table:table-cell office:value-type="float" office:value="33202">
                <text:p>33202</text:p>
              </table:table-cell>
              <table:table-cell office:value-type="float" office:value="58608">
                <text:p>5860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6422">
                <text:p>16422</text:p>
              </table:table-cell>
              <table:table-cell office:value-type="float" office:value="32844">
                <text:p>32844</text:p>
              </table:table-cell>
              <table:table-cell office:value-type="float" office:value="57792">
                <text:p>5779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9089">
                <text:p>19089</text:p>
              </table:table-cell>
              <table:table-cell office:value-type="float" office:value="33633">
                <text:p>33633</text:p>
              </table:table-cell>
              <table:table-cell office:value-type="float" office:value="59334">
                <text:p>59334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0748">
                <text:p>20748</text:p>
              </table:table-cell>
              <table:table-cell office:value-type="float" office:value="36556">
                <text:p>36556</text:p>
              </table:table-cell>
              <table:table-cell office:value-type="float" office:value="64020">
                <text:p>6402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9360">
                <text:p>19360</text:p>
              </table:table-cell>
              <table:table-cell office:value-type="float" office:value="35756">
                <text:p>35756</text:p>
              </table:table-cell>
              <table:table-cell office:value-type="float" office:value="65835">
                <text:p>65835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7204">
                <text:p>17204</text:p>
              </table:table-cell>
              <table:table-cell office:value-type="float" office:value="33892">
                <text:p>33892</text:p>
              </table:table-cell>
              <table:table-cell office:value-type="float" office:value="64812">
                <text:p>64812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9998">
                <text:p>19998</text:p>
              </table:table-cell>
              <table:table-cell office:value-type="float" office:value="36038">
                <text:p>36038</text:p>
              </table:table-cell>
              <table:table-cell office:value-type="float" office:value="66099">
                <text:p>66099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8711">
                <text:p>18711</text:p>
              </table:table-cell>
              <table:table-cell office:value-type="float" office:value="34479">
                <text:p>34479</text:p>
              </table:table-cell>
              <table:table-cell office:value-type="float" office:value="62931">
                <text:p>62931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8030">
                <text:p>18030</text:p>
              </table:table-cell>
              <table:table-cell office:value-type="float" office:value="32784">
                <text:p>32784</text:p>
              </table:table-cell>
              <table:table-cell office:value-type="float" office:value="60159">
                <text:p>60159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8832">
                <text:p>18832</text:p>
              </table:table-cell>
              <table:table-cell office:value-type="float" office:value="33966">
                <text:p>33966</text:p>
              </table:table-cell>
              <table:table-cell office:value-type="float" office:value="64812">
                <text:p>6481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9764">
                <text:p>19764</text:p>
              </table:table-cell>
              <table:table-cell office:value-type="float" office:value="36038">
                <text:p>36038</text:p>
              </table:table-cell>
              <table:table-cell office:value-type="float" office:value="67815">
                <text:p>6781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8519">
                <text:p>18519</text:p>
              </table:table-cell>
              <table:table-cell office:value-type="float" office:value="33858">
                <text:p>33858</text:p>
              </table:table-cell>
              <table:table-cell office:value-type="float" office:value="66858">
                <text:p>668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8412">
                <text:p>18412</text:p>
              </table:table-cell>
              <table:table-cell office:value-type="float" office:value="33966">
                <text:p>33966</text:p>
              </table:table-cell>
              <table:table-cell office:value-type="float" office:value="65934">
                <text:p>65934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9057">
                <text:p>19057</text:p>
              </table:table-cell>
              <table:table-cell office:value-type="float" office:value="35020">
                <text:p>35020</text:p>
              </table:table-cell>
              <table:table-cell office:value-type="float" office:value="67980">
                <text:p>67980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7649">
                <text:p>17649</text:p>
              </table:table-cell>
              <table:table-cell office:value-type="float" office:value="32829">
                <text:p>32829</text:p>
              </table:table-cell>
              <table:table-cell office:value-type="float" office:value="65241">
                <text:p>65241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7381">
                <text:p>17381</text:p>
              </table:table-cell>
              <table:table-cell office:value-type="float" office:value="33784">
                <text:p>33784</text:p>
              </table:table-cell>
              <table:table-cell office:value-type="float" office:value="69125">
                <text:p>69125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6640">
                <text:p>16640</text:p>
              </table:table-cell>
              <table:table-cell office:value-type="float" office:value="31246">
                <text:p>31246</text:p>
              </table:table-cell>
              <table:table-cell office:value-type="float" office:value="62556">
                <text:p>6255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6046">
                <text:p>16046</text:p>
              </table:table-cell>
              <table:table-cell office:value-type="float" office:value="30518">
                <text:p>30518</text:p>
              </table:table-cell>
              <table:table-cell office:value-type="float" office:value="61740">
                <text:p>61740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5532">
                <text:p>15532</text:p>
              </table:table-cell>
              <table:table-cell office:value-type="float" office:value="29944">
                <text:p>29944</text:p>
              </table:table-cell>
              <table:table-cell office:value-type="float" office:value="60935">
                <text:p>60935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5034">
                <text:p>15034</text:p>
              </table:table-cell>
              <table:table-cell office:value-type="float" office:value="29281">
                <text:p>29281</text:p>
              </table:table-cell>
              <table:table-cell office:value-type="float" office:value="60140">
                <text:p>60140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4551">
                <text:p>14551</text:p>
              </table:table-cell>
              <table:table-cell office:value-type="float" office:value="28874">
                <text:p>28874</text:p>
              </table:table-cell>
              <table:table-cell office:value-type="float" office:value="59356">
                <text:p>59356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4085">
                <text:p>14085</text:p>
              </table:table-cell>
              <table:table-cell office:value-type="float" office:value="28168">
                <text:p>28168</text:p>
              </table:table-cell>
              <table:table-cell office:value-type="float" office:value="58582">
                <text:p>58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313">
                <text:p>12313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320.3333333333">
                <text:p>12320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7cm" svg:y="1.404cm" svg:width="30.91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5cm" svg:y="1.352cm" svg:width="31.37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4281655673373">
                <text:p>1.0428165567337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68439326769556">
                <text:p>0.96843932676955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2265398634741">
                <text:p>1.0226539863474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80317891979318">
                <text:p>0.980317891979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418314599168">
                <text:p>1.141831459916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4502783845703">
                <text:p>1.04502783845703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6678407867604">
                <text:p>1.0667840786760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753686784872">
                <text:p>1.0675368678487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893149481879">
                <text:p>1.1089314948187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128518757813">
                <text:p>1.1128518757813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596309194312">
                <text:p>1.0159630919431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5263270282938">
                <text:p>1.0526327028293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983835307286">
                <text:p>1.0998383530728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4468181500877">
                <text:p>1.14468181500877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4876043209759">
                <text:p>1.0487604320975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331386762329">
                <text:p>1.033138676232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3717836086417">
                <text:p>1.1371783608641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158206399484">
                <text:p>1.131582063994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432588263318">
                <text:p>1.1243258826331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20475474688726">
                <text:p>1.2047547468872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9779302225363">
                <text:p>1.1977930222536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9307481494927">
                <text:p>1.0930748149492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1401464470723">
                <text:p>1.1140146447072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0509097179138">
                <text:p>1.10509097179138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041229431843">
                <text:p>1.1204122943184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251280833337">
                <text:p>1.0251280833337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5777065445267">
                <text:p>1.1577706544526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7468878498871">
                <text:p>1.0746887849887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542276357546">
                <text:p>1.0854227635754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9270125783431">
                <text:p>1.0927012578343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7812571064725">
                <text:p>1.1781257106472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6709812058201">
                <text:p>1.16709812058201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249527408259">
                <text:p>1.1249527408259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6634789437513">
                <text:p>1.16634789437513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2300238966585">
                <text:p>1.1230023896658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5733590069447">
                <text:p>1.1573359006944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7294463935496">
                <text:p>1.0729446393549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5905606861966">
                <text:p>1.0590560686196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605329282334">
                <text:p>1.12605329282334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7072305087582">
                <text:p>1.0707230508758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0.948229771902663">
                <text:p>0.94822977190266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915248147719146">
                <text:p>0.91524814771914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4711855695715">
                <text:p>1.0471185569571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0158754401523">
                <text:p>1.00158754401523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0.953260757967837">
                <text:p>0.953260757967837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6399771953996">
                <text:p>1.0639977195399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0894286670901">
                <text:p>1.00894286670901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0.99476021243898">
                <text:p>0.99476021243898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47889534128588">
                <text:p>0.94788953412858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0.895879758317911">
                <text:p>0.89587975831791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884184265155379">
                <text:p>0.884184265155379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88284780946543">
                <text:p>0.88284780946543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08847924411747">
                <text:p>1.0884792441174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01103327939203">
                <text:p>0.901103327939203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7929623332621">
                <text:p>1.07929623332621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38750597102761">
                <text:p>0.938750597102761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941039545636081">
                <text:p>0.941039545636081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0171346871553">
                <text:p>1.00171346871553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35776175587548">
                <text:p>0.93577617558754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98075400499346">
                <text:p>0.99807540049934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54286703601108">
                <text:p>0.95428670360110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0171346871553">
                <text:p>1.00171346871553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55290796279">
                <text:p>1.05529079627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.01447994889142">
                <text:p>1.0144799488914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.00171346871553">
                <text:p>1.00171346871553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.01550504266816">
                <text:p>1.01550504266816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04866219183794">
                <text:p>1.04866219183794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83484961560868">
                <text:p>0.98348496156086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61258657877607">
                <text:p>0.961258657877607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.01594793909168">
                <text:p>1.01594793909168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83453519552016">
                <text:p>0.98345351955201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898451102473674">
                <text:p>0.898451102473674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35599965918552">
                <text:p>0.935599965918552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02049243954996">
                <text:p>0.90204924395499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3533">
                <text:p>33533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0551">
                <text:p>30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